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39CE1395B8FD8F5CFD2.png" manifest:media-type="image/png"/>
  <manifest:file-entry manifest:full-path="Pictures/100000010000078E000003AA9409536BB6D0AD77.png" manifest:media-type="image/png"/>
  <manifest:file-entry manifest:full-path="Pictures/100000010000036D0000023A36E6E818C140503A.png" manifest:media-type="image/png"/>
  <manifest:file-entry manifest:full-path="Pictures/100000010000078E000003AA602BBF30EFC3772D.png" manifest:media-type="image/png"/>
  <manifest:file-entry manifest:full-path="Pictures/100000010000078E000003AA620DCB6212279962.png" manifest:media-type="image/png"/>
  <manifest:file-entry manifest:full-path="Pictures/100000010000078E000003AA254F53CF577FB242.png" manifest:media-type="image/png"/>
  <manifest:file-entry manifest:full-path="Pictures/100000000000078000000398B11E1DDF264C5975.png" manifest:media-type="image/png"/>
  <manifest:file-entry manifest:full-path="Pictures/10000000000007800000039CB2732D3EACF310B3.png" manifest:media-type="image/png"/>
  <manifest:file-entry manifest:full-path="Pictures/10000001000002030000018DECA8B828507CF693.png" manifest:media-type="image/png"/>
  <manifest:file-entry manifest:full-path="Pictures/10000000000007800000039C05D095760DD342E8.png" manifest:media-type="image/png"/>
  <manifest:file-entry manifest:full-path="Pictures/10000000000007800000039C0C58EE07DB344319.png" manifest:media-type="image/png"/>
  <manifest:file-entry manifest:full-path="Pictures/10000000000007800000039CF73E1890B560AA77.png" manifest:media-type="image/png"/>
  <manifest:file-entry manifest:full-path="Pictures/10000000000007800000039CD87B03B5D3A8CF59.png" manifest:media-type="image/png"/>
  <manifest:file-entry manifest:full-path="Pictures/100000000000077A0000039A1086113657B0445E.png" manifest:media-type="image/png"/>
  <manifest:file-entry manifest:full-path="Pictures/100000010000069000000391AD0AE04981E2DF2B.png" manifest:media-type="image/png"/>
  <manifest:file-entry manifest:full-path="Pictures/10000000000007800000039C92946AE377D1D3AF.png" manifest:media-type="image/png"/>
  <manifest:file-entry manifest:full-path="Pictures/100000010000078E000003AA25867A145BC57037.png" manifest:media-type="image/png"/>
  <manifest:file-entry manifest:full-path="Pictures/10000000000007800000039C13FE577DAC8E8827.png" manifest:media-type="image/png"/>
  <manifest:file-entry manifest:full-path="Pictures/100000010000078E000003AA625E21696FF9087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automatic-styles>
    <style:style style:name="Tableau2" style:family="table">
      <style:table-properties style:width="16.002cm" table:align="margins" style:writing-mode="lr-tb"/>
    </style:style>
    <style:style style:name="Tableau2.A" style:family="table-column">
      <style:table-column-properties style:column-width="8.001cm" style:rel-column-width="32767*"/>
    </style:style>
    <style:style style:name="Tableau2.B" style:family="table-column">
      <style:table-column-properties style:column-width="8.00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justify" style:justify-single-word="false"/>
      <style:text-properties officeooo:paragraph-rsid="00879f33"/>
    </style:style>
    <style:style style:name="P6" style:family="paragraph" style:parent-style-name="Standard">
      <style:paragraph-properties fo:margin-left="1.249cm" fo:margin-right="0cm" fo:text-align="justify" style:justify-single-word="false" fo:text-indent="0cm" style:auto-text-indent="false"/>
      <style:text-properties officeooo:paragraph-rsid="00a6a41b"/>
    </style:style>
    <style:style style:name="P7" style:family="paragraph" style:parent-style-name="List_20_Paragraph">
      <style:paragraph-properties fo:text-align="justify" style:justify-single-word="false"/>
      <style:text-properties officeooo:paragraph-rsid="00a6a41b"/>
    </style:style>
    <style:style style:name="P8" style:family="paragraph" style:parent-style-name="List_20_Paragraph">
      <style:paragraph-properties fo:margin-left="1.905cm" fo:margin-right="0cm" fo:text-align="justify" style:justify-single-word="false" fo:text-indent="0cm" style:auto-text-indent="false"/>
      <style:text-properties officeooo:paragraph-rsid="00a6a41b"/>
    </style:style>
    <style:style style:name="P9" style:family="paragraph" style:parent-style-name="Standard">
      <style:paragraph-properties fo:margin-left="1.249cm" fo:margin-right="0cm" fo:text-align="justify" style:justify-single-word="false" fo:text-indent="1.249cm" style:auto-text-indent="false"/>
    </style:style>
    <style:style style:name="P10" style:family="paragraph" style:parent-style-name="Standard">
      <style:paragraph-properties fo:margin-left="1.249cm" fo:margin-right="0cm" fo:text-align="justify" style:justify-single-word="false" fo:text-indent="1.249cm" style:auto-text-indent="false"/>
      <style:text-properties officeooo:paragraph-rsid="00769f63"/>
    </style:style>
    <style:style style:name="P11" style:family="paragraph" style:parent-style-name="List_20_Paragraph">
      <style:paragraph-properties fo:text-align="justify" style:justify-single-word="false"/>
    </style:style>
    <style:style style:name="P12" style:family="paragraph" style:parent-style-name="List_20_Paragraph">
      <style:paragraph-properties fo:text-align="justify" style:justify-single-word="false"/>
      <style:text-properties officeooo:paragraph-rsid="00120c32"/>
    </style:style>
    <style:style style:name="P13" style:family="paragraph" style:parent-style-name="List_20_Paragraph">
      <style:paragraph-properties fo:text-align="justify" style:justify-single-word="false"/>
      <style:text-properties officeooo:paragraph-rsid="00138736"/>
    </style:style>
    <style:style style:name="P14" style:family="paragraph" style:parent-style-name="List_20_Paragraph">
      <style:paragraph-properties fo:text-align="justify" style:justify-single-word="false"/>
      <style:text-properties officeooo:paragraph-rsid="00146b8c"/>
    </style:style>
    <style:style style:name="P15" style:family="paragraph" style:parent-style-name="List_20_Paragraph">
      <style:paragraph-properties fo:text-align="justify" style:justify-single-word="false"/>
      <style:text-properties officeooo:paragraph-rsid="001a5b25"/>
    </style:style>
    <style:style style:name="P16" style:family="paragraph" style:parent-style-name="List_20_Paragraph">
      <style:paragraph-properties fo:text-align="justify" style:justify-single-word="false"/>
      <style:text-properties officeooo:paragraph-rsid="001b8f36"/>
    </style:style>
    <style:style style:name="P17" style:family="paragraph" style:parent-style-name="List_20_Paragraph">
      <style:paragraph-properties fo:text-align="justify" style:justify-single-word="false"/>
      <style:text-properties officeooo:paragraph-rsid="001ef7c3"/>
    </style:style>
    <style:style style:name="P18" style:family="paragraph" style:parent-style-name="List_20_Paragraph">
      <style:paragraph-properties fo:text-align="justify" style:justify-single-word="false"/>
      <style:text-properties officeooo:paragraph-rsid="00213f04"/>
    </style:style>
    <style:style style:name="P19" style:family="paragraph" style:parent-style-name="List_20_Paragraph">
      <style:paragraph-properties fo:text-align="justify" style:justify-single-word="false"/>
      <style:text-properties officeooo:paragraph-rsid="0028dd62"/>
    </style:style>
    <style:style style:name="P20" style:family="paragraph" style:parent-style-name="List_20_Paragraph">
      <style:paragraph-properties fo:text-align="justify" style:justify-single-word="false"/>
      <style:text-properties officeooo:paragraph-rsid="0050e2f8"/>
    </style:style>
    <style:style style:name="P21" style:family="paragraph" style:parent-style-name="List_20_Paragraph">
      <style:paragraph-properties fo:text-align="justify" style:justify-single-word="false"/>
      <style:text-properties officeooo:paragraph-rsid="00581e43"/>
    </style:style>
    <style:style style:name="P22" style:family="paragraph" style:parent-style-name="List_20_Paragraph">
      <style:paragraph-properties fo:text-align="justify" style:justify-single-word="false"/>
      <style:text-properties officeooo:paragraph-rsid="0064aa9c"/>
    </style:style>
    <style:style style:name="P23" style:family="paragraph" style:parent-style-name="List_20_Paragraph">
      <style:paragraph-properties fo:text-align="justify" style:justify-single-word="false"/>
      <style:text-properties officeooo:paragraph-rsid="006639a0"/>
    </style:style>
    <style:style style:name="P24" style:family="paragraph" style:parent-style-name="List_20_Paragraph">
      <style:paragraph-properties fo:text-align="justify" style:justify-single-word="false"/>
      <style:text-properties officeooo:paragraph-rsid="006c58a1"/>
    </style:style>
    <style:style style:name="P25" style:family="paragraph" style:parent-style-name="List_20_Paragraph">
      <style:paragraph-properties fo:text-align="justify" style:justify-single-word="false"/>
      <style:text-properties officeooo:paragraph-rsid="0079d0ee"/>
    </style:style>
    <style:style style:name="P26" style:family="paragraph" style:parent-style-name="List_20_Paragraph">
      <style:paragraph-properties fo:text-align="justify" style:justify-single-word="false"/>
      <style:text-properties officeooo:paragraph-rsid="009b7dff"/>
    </style:style>
    <style:style style:name="P27" style:family="paragraph" style:parent-style-name="List_20_Paragraph">
      <style:paragraph-properties fo:text-align="justify" style:justify-single-word="false"/>
      <style:text-properties officeooo:paragraph-rsid="004e8a5a"/>
    </style:style>
    <style:style style:name="P28" style:family="paragraph" style:parent-style-name="List_20_Paragraph">
      <style:paragraph-properties fo:text-align="justify" style:justify-single-word="false"/>
      <style:text-properties officeooo:paragraph-rsid="00ae1f53"/>
    </style:style>
    <style:style style:name="P29" style:family="paragraph" style:parent-style-name="List_20_Paragraph">
      <style:paragraph-properties fo:text-align="justify" style:justify-single-word="false"/>
      <style:text-properties officeooo:paragraph-rsid="00b1ed85"/>
    </style:style>
    <style:style style:name="P30" style:family="paragraph" style:parent-style-name="List_20_Paragraph">
      <style:paragraph-properties fo:text-align="justify" style:justify-single-word="false"/>
      <style:text-properties officeooo:paragraph-rsid="00b6df65"/>
    </style:style>
    <style:style style:name="P31" style:family="paragraph" style:parent-style-name="List_20_Paragraph">
      <style:paragraph-properties fo:text-align="justify" style:justify-single-word="false"/>
      <style:text-properties officeooo:paragraph-rsid="00b894d5"/>
    </style:style>
    <style:style style:name="P32" style:family="paragraph" style:parent-style-name="List_20_Paragraph">
      <style:paragraph-properties fo:margin-left="1.905cm" fo:margin-right="0cm" fo:text-align="justify" style:justify-single-word="false" fo:text-indent="0cm" style:auto-text-indent="false"/>
    </style:style>
    <style:style style:name="P33" style:family="paragraph" style:parent-style-name="List_20_Paragraph">
      <style:paragraph-properties fo:margin-left="2.498cm" fo:margin-right="0cm" fo:text-align="justify" style:justify-single-word="false" fo:text-indent="0cm" style:auto-text-indent="false"/>
    </style:style>
    <style:style style:name="P34" style:family="paragraph" style:parent-style-name="List_20_Paragraph">
      <style:paragraph-properties fo:margin-left="0cm" fo:margin-right="0cm" fo:text-align="justify" style:justify-single-word="false" fo:text-indent="0cm" style:auto-text-indent="false"/>
    </style:style>
    <style:style style:name="P35" style:family="paragraph" style:parent-style-name="Standard">
      <style:paragraph-properties fo:text-align="justify" style:justify-single-word="false"/>
      <style:text-properties fo:font-style="italic" style:text-underline-style="none" fo:font-weight="normal" officeooo:rsid="00dbc144" officeooo:paragraph-rsid="00dbc144" style:font-style-asian="italic" style:font-weight-asian="normal" style:font-style-complex="italic" style:font-weight-complex="normal"/>
    </style:style>
    <style:style style:name="P36"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paragraph-rsid="009b7dff" style:font-weight-asian="normal" style:font-weight-complex="normal"/>
    </style:style>
    <style:style style:name="P37"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rsid="00c767be" officeooo:paragraph-rsid="00c767be" style:font-weight-asian="normal" style:font-weight-complex="normal"/>
    </style:style>
    <style:style style:name="P38" style:family="paragraph" style:parent-style-name="List_20_Paragraph">
      <style:paragraph-properties fo:margin-left="1.249cm" fo:margin-right="0cm" fo:text-align="justify" style:justify-single-word="false" fo:text-indent="0cm" style:auto-text-indent="false"/>
      <style:text-properties style:text-underline-style="none" officeooo:rsid="00a86f3a" officeooo:paragraph-rsid="00bf80eb"/>
    </style:style>
    <style:style style:name="P39" style:family="paragraph" style:parent-style-name="List_20_Paragraph">
      <style:paragraph-properties fo:text-align="justify" style:justify-single-word="false"/>
      <style:text-properties style:text-underline-style="none" officeooo:rsid="005c62b1"/>
    </style:style>
    <style:style style:name="P40" style:family="paragraph" style:parent-style-name="Standard">
      <style:paragraph-properties fo:margin-left="1.249cm" fo:margin-right="0cm" fo:text-align="justify" style:justify-single-word="false" fo:text-indent="1.249cm" style:auto-text-indent="false"/>
      <style:text-properties officeooo:rsid="00b1ed85" officeooo:paragraph-rsid="00b1ed85"/>
    </style:style>
    <style:style style:name="P41" style:family="paragraph" style:parent-style-name="List_20_Paragraph">
      <style:paragraph-properties fo:text-align="justify" style:justify-single-word="false"/>
      <style:text-properties officeooo:rsid="001a5b25" officeooo:paragraph-rsid="001a5b25" fo:background-color="#ffff00"/>
    </style:style>
    <style:style style:name="P42" style:family="paragraph" style:parent-style-name="List_20_Paragraph">
      <style:paragraph-properties fo:text-align="justify" style:justify-single-word="false"/>
      <style:text-properties officeooo:rsid="00120c32" officeooo:paragraph-rsid="001ef7c3"/>
    </style:style>
    <style:style style:name="P43" style:family="paragraph" style:parent-style-name="List_20_Paragraph">
      <style:paragraph-properties fo:text-align="justify" style:justify-single-word="false"/>
      <style:text-properties officeooo:rsid="004f5c71" officeooo:paragraph-rsid="0050e2f8"/>
    </style:style>
    <style:style style:name="P44" style:family="paragraph" style:parent-style-name="List_20_Paragraph">
      <style:paragraph-properties fo:text-align="justify" style:justify-single-word="false"/>
      <style:text-properties officeooo:rsid="0079d0ee" officeooo:paragraph-rsid="0079d0ee"/>
    </style:style>
    <style:style style:name="P45" style:family="paragraph" style:parent-style-name="List_20_Paragraph">
      <style:paragraph-properties fo:text-align="justify" style:justify-single-word="false"/>
      <style:text-properties officeooo:rsid="00222655" officeooo:paragraph-rsid="0079d0ee"/>
    </style:style>
    <style:style style:name="P46" style:family="paragraph" style:parent-style-name="List_20_Paragraph">
      <style:paragraph-properties fo:text-align="justify" style:justify-single-word="false"/>
      <style:text-properties officeooo:rsid="00222655" officeooo:paragraph-rsid="00ae1f53"/>
    </style:style>
    <style:style style:name="P47" style:family="paragraph" style:parent-style-name="List_20_Paragraph">
      <style:paragraph-properties fo:text-align="justify" style:justify-single-word="false"/>
      <style:text-properties officeooo:rsid="0061181c" officeooo:paragraph-rsid="0061181c"/>
    </style:style>
    <style:style style:name="P48" style:family="paragraph" style:parent-style-name="List_20_Paragraph">
      <style:paragraph-properties fo:text-align="justify" style:justify-single-word="false"/>
      <style:text-properties officeooo:rsid="007f1af6" officeooo:paragraph-rsid="007f1af6"/>
    </style:style>
    <style:style style:name="P49" style:family="paragraph" style:parent-style-name="List_20_Paragraph">
      <style:paragraph-properties fo:text-align="justify" style:justify-single-word="false"/>
      <style:text-properties officeooo:rsid="007f1af6" officeooo:paragraph-rsid="0080a75b"/>
    </style:style>
    <style:style style:name="P50" style:family="paragraph" style:parent-style-name="List_20_Paragraph">
      <style:paragraph-properties fo:text-align="center" style:justify-single-word="false"/>
      <style:text-properties fo:font-weight="bold" officeooo:rsid="0080a75b" officeooo:paragraph-rsid="0080a75b" style:font-weight-asian="bold" style:font-weight-complex="bold"/>
    </style:style>
    <style:style style:name="P51" style:family="paragraph" style:parent-style-name="Table_20_Heading">
      <style:paragraph-properties fo:text-align="center" style:justify-single-word="false"/>
      <style:text-properties fo:font-weight="bold" officeooo:rsid="0080a75b" officeooo:paragraph-rsid="0080a75b" style:font-weight-asian="bold" style:font-weight-complex="bold"/>
    </style:style>
    <style:style style:name="P52" style:family="paragraph" style:parent-style-name="List_20_Paragraph">
      <style:paragraph-properties fo:text-align="justify" style:justify-single-word="false"/>
      <style:text-properties officeooo:rsid="0079d0ee" officeooo:paragraph-rsid="0079d0ee" fo:background-color="transparent"/>
    </style:style>
    <style:style style:name="P53" style:family="paragraph" style:parent-style-name="List_20_Paragraph">
      <style:paragraph-properties fo:text-align="justify" style:justify-single-word="false"/>
      <style:text-properties officeooo:rsid="0079d0ee" officeooo:paragraph-rsid="00ba5ed9" fo:background-color="transparent"/>
    </style:style>
    <style:style style:name="P54" style:family="paragraph" style:parent-style-name="List_20_Paragraph">
      <style:paragraph-properties fo:text-align="justify" style:justify-single-word="false"/>
      <style:text-properties officeooo:rsid="00c9f76d" officeooo:paragraph-rsid="00c9f76d"/>
    </style:style>
    <style:style style:name="P55" style:family="paragraph" style:parent-style-name="List_20_Paragraph">
      <style:paragraph-properties fo:margin-left="0cm" fo:margin-right="0cm" fo:text-align="center" style:justify-single-word="false" fo:text-indent="0cm" style:auto-text-indent="false"/>
      <style:text-properties fo:color="#ff3333" loext:opacity="100%" fo:font-weight="normal" officeooo:paragraph-rsid="0043a85f" style:font-weight-asian="normal" style:font-weight-complex="normal"/>
    </style:style>
    <style:style style:name="P56" style:family="paragraph" style:parent-style-name="List_20_Paragraph">
      <style:paragraph-properties fo:margin-left="0cm" fo:margin-right="0cm" fo:text-align="justify" style:justify-single-word="false" fo:text-indent="0cm" style:auto-text-indent="false"/>
      <style:text-properties officeooo:rsid="007b70fb" officeooo:paragraph-rsid="007b70fb"/>
    </style:style>
    <style:style style:name="P57" style:family="paragraph" style:parent-style-name="List_20_Paragraph">
      <style:paragraph-properties fo:margin-left="0cm" fo:margin-right="0cm" fo:text-align="justify" style:justify-single-word="false" fo:text-indent="0cm" style:auto-text-indent="false"/>
      <style:text-properties officeooo:rsid="0082851e" officeooo:paragraph-rsid="0082851e"/>
    </style:style>
    <style:style style:name="P58" style:family="paragraph" style:parent-style-name="Table_20_Contents">
      <style:text-properties officeooo:rsid="0082851e" officeooo:paragraph-rsid="0082851e"/>
    </style:style>
    <style:style style:name="P59" style:family="paragraph" style:parent-style-name="Table_20_Contents">
      <style:text-properties officeooo:rsid="0082851e" officeooo:paragraph-rsid="0083b097"/>
    </style:style>
    <style:style style:name="P60" style:family="paragraph" style:parent-style-name="Footnote">
      <style:text-properties officeooo:paragraph-rsid="00476b81"/>
    </style:style>
    <style:style style:name="P61" style:family="paragraph" style:parent-style-name="Footnote">
      <style:text-properties officeooo:paragraph-rsid="00c3748e"/>
    </style:style>
    <style:style style:name="P62" style:family="paragraph" style:parent-style-name="Table_20_Contents">
      <style:text-properties officeooo:rsid="0080a75b"/>
    </style:style>
    <style:style style:name="P63" style:family="paragraph" style:parent-style-name="Table_20_Contents">
      <style:text-properties officeooo:rsid="0080a75b" officeooo:paragraph-rsid="0080a75b"/>
    </style:style>
    <style:style style:name="P64" style:family="paragraph" style:parent-style-name="Table_20_Contents">
      <style:text-properties officeooo:rsid="0080a75b" officeooo:paragraph-rsid="0082851e"/>
    </style:style>
    <style:style style:name="P65"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352789" officeooo:paragraph-rsid="00352789" style:font-weight-asian="bold"/>
    </style:style>
    <style:style style:name="P66" style:family="paragraph" style:parent-style-name="Contents_20_1">
      <style:paragraph-properties>
        <style:tab-stops>
          <style:tab-stop style:position="16.002cm" style:type="right" style:leader-style="dotted" style:leader-text="."/>
        </style:tab-stops>
      </style:paragraph-properties>
    </style:style>
    <style:style style:name="P67" style:family="paragraph" style:parent-style-name="List_20_Paragraph">
      <style:paragraph-properties fo:text-align="justify" style:justify-single-word="false"/>
      <style:text-properties officeooo:rsid="0085dcd1" officeooo:paragraph-rsid="00e205ad"/>
    </style:style>
    <style:style style:name="P68" style:family="paragraph" style:parent-style-name="List_20_Paragraph">
      <style:paragraph-properties fo:margin-left="1.249cm" fo:margin-right="0cm" fo:text-indent="0cm" style:auto-text-indent="false"/>
      <style:text-properties officeooo:paragraph-rsid="00efb0d6"/>
    </style:style>
    <style:style style:name="P69" style:family="paragraph" style:parent-style-name="Standard">
      <style:paragraph-properties fo:margin-left="1.249cm" fo:margin-right="0cm" fo:text-align="justify" style:justify-single-word="false" fo:text-indent="0cm" style:auto-text-indent="false"/>
      <style:text-properties officeooo:rsid="00a57546" officeooo:paragraph-rsid="00a6a41b"/>
    </style:style>
    <style:style style:name="P70" style:family="paragraph" style:parent-style-name="List_20_Paragraph">
      <style:paragraph-properties fo:margin-left="0cm" fo:margin-right="0cm" fo:text-align="justify" style:justify-single-word="false" fo:text-indent="0cm" style:auto-text-indent="false"/>
      <style:text-properties officeooo:rsid="010ac99f" officeooo:paragraph-rsid="010ac99f"/>
    </style:style>
    <style:style style:name="P71" style:family="paragraph" style:parent-style-name="List_20_Paragraph">
      <style:paragraph-properties fo:text-align="justify" style:justify-single-word="false"/>
      <style:text-properties officeooo:rsid="0107bd7b" officeooo:paragraph-rsid="009b7dff"/>
    </style:style>
    <style:style style:name="P72" style:family="paragraph" style:parent-style-name="List_20_Paragraph">
      <style:paragraph-properties fo:text-align="justify" style:justify-single-word="false"/>
      <style:text-properties officeooo:rsid="0107bd7b" officeooo:paragraph-rsid="010ac99f"/>
    </style:style>
    <style:style style:name="P73" style:family="paragraph" style:parent-style-name="List_20_Paragraph">
      <style:paragraph-properties fo:margin-left="0cm" fo:margin-right="0cm" fo:text-align="justify" style:justify-single-word="false" fo:text-indent="0cm" style:auto-text-indent="false"/>
      <style:text-properties officeooo:rsid="0107bd7b" officeooo:paragraph-rsid="010ac99f"/>
    </style:style>
    <style:style style:name="P74" style:family="paragraph" style:parent-style-name="List_20_Paragraph">
      <style:paragraph-properties fo:text-align="justify" style:justify-single-word="false"/>
      <style:text-properties officeooo:rsid="01058ce4" officeooo:paragraph-rsid="010ac99f"/>
    </style:style>
    <style:style style:name="P75" style:family="paragraph" style:parent-style-name="Text_20_body">
      <style:paragraph-properties fo:text-align="justify" style:justify-single-word="false"/>
      <style:text-properties fo:font-weight="normal" officeooo:rsid="01058ce4" officeooo:paragraph-rsid="010ac99f" style:font-weight-asian="normal" style:font-weight-complex="normal"/>
    </style:style>
    <style:style style:name="P76" style:family="paragraph" style:parent-style-name="Text_20_body">
      <style:text-properties fo:font-weight="normal" officeooo:paragraph-rsid="010ac99f" style:font-weight-asian="normal" style:font-weight-complex="normal"/>
    </style:style>
    <style:style style:name="P77" style:family="paragraph" style:parent-style-name="Text_20_body">
      <style:text-properties officeooo:paragraph-rsid="010ac99f"/>
    </style:style>
    <style:style style:name="P78" style:family="paragraph" style:parent-style-name="footnote_20_text" style:master-page-name="Converted2">
      <style:paragraph-properties fo:text-align="justify" style:justify-single-word="false" style:page-number="auto"/>
    </style:style>
    <style:style style:name="P79" style:family="paragraph" style:parent-style-name="Contents_20_1">
      <style:paragraph-properties>
        <style:tab-stops>
          <style:tab-stop style:position="16.002cm" style:type="right" style:leader-style="dotted" style:leader-text="."/>
        </style:tab-stops>
      </style:paragraph-properties>
    </style:style>
    <style:style style:name="P80" style:family="paragraph" style:parent-style-name="Contents_20_Heading" style:master-page-name="Standard">
      <style:paragraph-properties style:page-number="auto"/>
    </style:style>
    <style:style style:name="P81" style:family="paragraph" style:parent-style-name="Heading_20_1" style:list-style-name="WWNum1"/>
    <style:style style:name="P82" style:family="paragraph" style:parent-style-name="Heading_20_1" style:list-style-name="WWNum1">
      <style:text-properties officeooo:paragraph-rsid="01058ce4"/>
    </style:style>
    <style:style style:name="P83" style:family="paragraph" style:parent-style-name="Heading_20_1" style:list-style-name="WWNum1">
      <style:text-properties officeooo:paragraph-rsid="00e87b5f"/>
    </style:style>
    <style:style style:name="P84" style:family="paragraph" style:parent-style-name="Heading_20_1" style:list-style-name="WWNum1">
      <style:text-properties officeooo:paragraph-rsid="00d5da58"/>
    </style:style>
    <style:style style:name="P85" style:family="paragraph" style:parent-style-name="Heading_20_1" style:list-style-name="WWNum1">
      <style:text-properties officeooo:rsid="010ac99f" officeooo:paragraph-rsid="010ac99f"/>
    </style:style>
    <style:style style:name="P86" style:family="paragraph" style:parent-style-name="List_20_Paragraph" style:list-style-name="WWNum2">
      <style:paragraph-properties fo:text-align="justify" style:justify-single-word="false"/>
    </style:style>
    <style:style style:name="P87" style:family="paragraph" style:parent-style-name="List_20_Paragraph" style:list-style-name="WWNum2">
      <style:paragraph-properties fo:text-align="justify" style:justify-single-word="false"/>
      <style:text-properties officeooo:paragraph-rsid="00d8f9c6"/>
    </style:style>
    <style:style style:name="P88" style:family="paragraph" style:parent-style-name="List_20_Paragraph" style:list-style-name="WWNum2">
      <style:paragraph-properties fo:text-align="justify" style:justify-single-word="false"/>
      <style:text-properties officeooo:paragraph-rsid="00a5058b"/>
    </style:style>
    <style:style style:name="P89" style:family="paragraph" style:parent-style-name="List_20_Paragraph" style:list-style-name="WWNum2">
      <style:paragraph-properties fo:text-align="justify" style:justify-single-word="false"/>
      <style:text-properties officeooo:paragraph-rsid="00eb5ed9"/>
    </style:style>
    <style:style style:name="P90" style:family="paragraph" style:parent-style-name="List_20_Paragraph" style:list-style-name="WWNum2">
      <style:paragraph-properties fo:text-align="justify" style:justify-single-word="false"/>
      <style:text-properties officeooo:paragraph-rsid="00ee6885"/>
    </style:style>
    <style:style style:name="P91" style:family="paragraph" style:parent-style-name="List_20_Paragraph" style:list-style-name="WWNum2">
      <style:paragraph-properties fo:text-align="justify" style:justify-single-word="false"/>
      <style:text-properties officeooo:paragraph-rsid="00a6a41b"/>
    </style:style>
    <style:style style:name="P92" style:family="paragraph" style:parent-style-name="List_20_Paragraph" style:list-style-name="L2">
      <style:paragraph-properties fo:text-align="justify" style:justify-single-word="false"/>
      <style:text-properties officeooo:paragraph-rsid="00efb0d6"/>
    </style:style>
    <style:style style:name="P93" style:family="paragraph" style:parent-style-name="List_20_Paragraph" style:list-style-name="L4">
      <style:paragraph-properties fo:text-align="justify" style:justify-single-word="false"/>
      <style:text-properties officeooo:paragraph-rsid="00efb0d6"/>
    </style:style>
    <style:style style:name="P94" style:family="paragraph" style:parent-style-name="List_20_Paragraph" style:list-style-name="L2">
      <style:text-properties officeooo:paragraph-rsid="01024162"/>
    </style:style>
    <style:style style:name="P95" style:family="paragraph" style:parent-style-name="List_20_Paragraph" style:list-style-name="L3">
      <style:paragraph-properties fo:text-align="justify" style:justify-single-word="false"/>
      <style:text-properties officeooo:rsid="00efb0d6" officeooo:paragraph-rsid="00efb0d6"/>
    </style:style>
    <style:style style:name="P96" style:family="paragraph" style:parent-style-name="List_20_Paragraph" style:list-style-name="L4">
      <style:paragraph-properties fo:text-align="justify" style:justify-single-word="false"/>
      <style:text-properties officeooo:rsid="00efb0d6" officeooo:paragraph-rsid="00efb0d6"/>
    </style:style>
    <style:style style:name="P97" style:family="paragraph" style:parent-style-name="List_20_Paragraph" style:list-style-name="L5">
      <style:paragraph-properties fo:text-align="justify" style:justify-single-word="false"/>
      <style:text-properties officeooo:rsid="0079d0ee" officeooo:paragraph-rsid="0079d0ee"/>
    </style:style>
    <style:style style:name="P98" style:family="paragraph" style:parent-style-name="List_20_Paragraph" style:list-style-name="L5">
      <style:paragraph-properties fo:text-align="justify" style:justify-single-word="false"/>
      <style:text-properties officeooo:rsid="0079d0ee" officeooo:paragraph-rsid="00a86f3a"/>
    </style:style>
    <style:style style:name="P99" style:family="paragraph" style:parent-style-name="List_20_Paragraph" style:list-style-name="L5">
      <style:paragraph-properties fo:text-align="justify" style:justify-single-word="false"/>
      <style:text-properties officeooo:rsid="007b06ba" officeooo:paragraph-rsid="007cb92c"/>
    </style:style>
    <style:style style:name="P100" style:family="paragraph" style:parent-style-name="List_20_Paragraph" style:list-style-name="L5">
      <style:paragraph-properties fo:text-align="justify" style:justify-single-word="false"/>
      <style:text-properties officeooo:rsid="007b70fb" officeooo:paragraph-rsid="007cb92c"/>
    </style:style>
    <style:style style:name="P101" style:family="paragraph" style:parent-style-name="List_20_Paragraph" style:list-style-name="L5">
      <style:paragraph-properties fo:text-align="justify" style:justify-single-word="false"/>
      <style:text-properties officeooo:rsid="007b70fb" officeooo:paragraph-rsid="007b70fb"/>
    </style:style>
    <style:style style:name="P102" style:family="paragraph" style:parent-style-name="List_20_Paragraph" style:list-style-name="L5">
      <style:paragraph-properties fo:text-align="justify" style:justify-single-word="false"/>
      <style:text-properties officeooo:rsid="00a86f3a" officeooo:paragraph-rsid="00bf80eb"/>
    </style:style>
    <style:style style:name="P103" style:family="paragraph" style:parent-style-name="List_20_Paragraph" style:list-style-name="L5">
      <style:paragraph-properties fo:text-align="justify" style:justify-single-word="false"/>
      <style:text-properties style:text-underline-style="none" officeooo:rsid="00a86f3a" officeooo:paragraph-rsid="00bf80eb"/>
    </style:style>
    <style:style style:name="P104" style:family="paragraph" style:parent-style-name="List_20_Paragraph" style:list-style-name="L5">
      <style:paragraph-properties fo:text-align="justify" style:justify-single-word="false"/>
      <style:text-properties officeooo:rsid="00fd6e35" officeooo:paragraph-rsid="00fd6e35"/>
    </style:style>
    <style:style style:name="P105" style:family="paragraph" style:parent-style-name="List_20_Paragraph" style:list-style-name="L5">
      <style:paragraph-properties fo:text-align="justify" style:justify-single-word="false"/>
      <style:text-properties officeooo:rsid="00fd6e35" officeooo:paragraph-rsid="00feeb9b"/>
    </style:style>
    <style:style style:name="P106" style:family="paragraph" style:parent-style-name="List_20_Paragraph" style:list-style-name="L5">
      <style:paragraph-properties fo:text-align="justify" style:justify-single-word="false"/>
      <style:text-properties officeooo:rsid="00feeb9b" officeooo:paragraph-rsid="00feeb9b"/>
    </style:style>
    <style:style style:name="P107" style:family="paragraph" style:parent-style-name="Standard" style:list-style-name="L4">
      <style:paragraph-properties fo:text-align="justify" style:justify-single-word="false"/>
      <style:text-properties officeooo:rsid="00a57546" officeooo:paragraph-rsid="00efb0d6"/>
    </style:style>
    <style:style style:name="P108" style:family="paragraph" style:parent-style-name="Standard" style:list-style-name="L4">
      <style:paragraph-properties fo:text-align="justify" style:justify-single-word="false"/>
      <style:text-properties style:text-underline-style="none" officeooo:rsid="00da0531" officeooo:paragraph-rsid="00efb0d6"/>
    </style:style>
    <style:style style:name="P109" style:family="paragraph" style:parent-style-name="Standard" style:list-style-name="L4">
      <style:paragraph-properties fo:text-align="justify" style:justify-single-word="false"/>
      <style:text-properties style:text-underline-style="none" officeooo:rsid="00da0531" officeooo:paragraph-rsid="0100b679"/>
    </style:style>
    <style:style style:name="P110" style:family="paragraph" style:parent-style-name="Standard" style:list-style-name="L4">
      <style:paragraph-properties fo:text-align="justify" style:justify-single-word="false"/>
      <style:text-properties style:text-underline-style="none" officeooo:rsid="00ca4398" officeooo:paragraph-rsid="00efb0d6"/>
    </style:style>
    <style:style style:name="P111" style:family="paragraph" style:parent-style-name="Standard" style:list-style-name="L4">
      <style:paragraph-properties fo:text-align="justify" style:justify-single-word="false"/>
      <style:text-properties style:text-underline-style="none" officeooo:rsid="00ca4398" officeooo:paragraph-rsid="00fa0980"/>
    </style:style>
    <style:style style:name="P112" style:family="paragraph" style:parent-style-name="Standard" style:list-style-name="L4">
      <style:paragraph-properties fo:text-align="justify" style:justify-single-word="false"/>
      <style:text-properties style:text-underline-style="none" officeooo:rsid="00f5f150" officeooo:paragraph-rsid="00f5f150"/>
    </style:style>
    <style:style style:name="P113" style:family="paragraph" style:parent-style-name="Standard" style:list-style-name="L4">
      <style:paragraph-properties fo:text-align="justify" style:justify-single-word="false"/>
      <style:text-properties style:text-underline-style="none" officeooo:rsid="00ce69f7" officeooo:paragraph-rsid="00fa0980"/>
    </style:style>
    <style:style style:name="P114" style:family="paragraph" style:parent-style-name="Standard" style:list-style-name="L4">
      <style:paragraph-properties fo:text-align="justify" style:justify-single-word="false"/>
      <style:text-properties style:text-underline-style="none" officeooo:rsid="00ce69f7" officeooo:paragraph-rsid="00efb0d6"/>
    </style:style>
    <style:style style:name="P115" style:family="paragraph" style:parent-style-name="Standard" style:list-style-name="L4">
      <style:paragraph-properties fo:text-align="justify" style:justify-single-word="false"/>
      <style:text-properties officeooo:paragraph-rsid="01024162"/>
    </style:style>
    <style:style style:name="P116" style:family="paragraph" style:parent-style-name="Text_20_body" style:list-style-name="L1">
      <style:paragraph-properties fo:margin-top="0cm" fo:margin-bottom="0cm" style:contextual-spacing="false"/>
      <style:text-properties officeooo:paragraph-rsid="010ac99f"/>
    </style:style>
    <style:style style:name="T1" style:family="text">
      <style:text-properties officeooo:rsid="010f8fd5"/>
    </style:style>
    <style:style style:name="T2" style:family="text">
      <style:text-properties officeooo:rsid="0111e529"/>
    </style:style>
    <style:style style:name="T3" style:family="text">
      <style:text-properties officeooo:rsid="00f1d94d"/>
    </style:style>
    <style:style style:name="T4" style:family="text">
      <style:text-properties officeooo:rsid="00f5a08b"/>
    </style:style>
    <style:style style:name="T5" style:family="text">
      <style:text-properties officeooo:rsid="0100b679"/>
    </style:style>
    <style:style style:name="T6" style:family="text">
      <style:text-properties officeooo:rsid="00d38d30"/>
    </style:style>
    <style:style style:name="T7" style:family="text">
      <style:text-properties officeooo:rsid="00f3b966"/>
    </style:style>
    <style:style style:name="T8" style:family="text">
      <style:text-properties officeooo:rsid="00e205ad"/>
    </style:style>
    <style:style style:name="T9" style:family="text">
      <style:text-properties officeooo:rsid="00e567be"/>
    </style:style>
    <style:style style:name="T10" style:family="text">
      <style:text-properties officeooo:rsid="00e1651d"/>
    </style:style>
    <style:style style:name="T11" style:family="text">
      <style:text-properties officeooo:rsid="00c4204e"/>
    </style:style>
    <style:style style:name="T12" style:family="text">
      <style:text-properties officeooo:rsid="00c159a4"/>
    </style:style>
    <style:style style:name="T13" style:family="text">
      <style:text-properties officeooo:rsid="00879f33"/>
    </style:style>
    <style:style style:name="T14" style:family="text">
      <style:text-properties officeooo:rsid="007e8614"/>
    </style:style>
    <style:style style:name="T15" style:family="text">
      <style:text-properties officeooo:rsid="007cb92c"/>
    </style:style>
    <style:style style:name="T16" style:family="text">
      <style:text-properties officeooo:rsid="0070745c"/>
    </style:style>
    <style:style style:name="T17" style:family="text">
      <style:text-properties officeooo:rsid="006f2c53"/>
    </style:style>
    <style:style style:name="T18" style:family="text">
      <style:text-properties officeooo:rsid="00581e43"/>
    </style:style>
    <style:style style:name="T19" style:family="text">
      <style:text-properties officeooo:rsid="0053737a"/>
    </style:style>
    <style:style style:name="T20" style:family="text">
      <style:text-properties officeooo:rsid="004f5c71"/>
    </style:style>
    <style:style style:name="T21" style:family="text">
      <style:text-properties officeooo:rsid="0043a85f"/>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7cb92c"/>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style:text-underline-style="solid" style:text-underline-width="auto" style:text-underline-color="font-color" officeooo:rsid="00ba5ed9"/>
    </style:style>
    <style:style style:name="T26" style:family="text">
      <style:text-properties style:text-underline-style="solid" style:text-underline-width="auto" style:text-underline-color="font-color" officeooo:rsid="00bb8a2e"/>
    </style:style>
    <style:style style:name="T27" style:family="text">
      <style:text-properties style:text-underline-style="solid" style:text-underline-width="auto" style:text-underline-color="font-color" fo:font-weight="normal" officeooo:rsid="009ffd60" style:font-weight-asian="normal" style:font-weight-complex="normal"/>
    </style:style>
    <style:style style:name="T28" style:family="text">
      <style:text-properties style:text-underline-style="solid" style:text-underline-width="auto" style:text-underline-color="font-color" fo:font-weight="normal" officeooo:rsid="00d1a63c" style:font-weight-asian="normal" style:font-weight-complex="normal"/>
    </style:style>
    <style:style style:name="T29" style:family="text">
      <style:text-properties style:text-underline-style="solid" style:text-underline-width="auto" style:text-underline-color="font-color" officeooo:rsid="00e74d43"/>
    </style:style>
    <style:style style:name="T30" style:family="text">
      <style:text-properties style:text-underline-style="solid" style:text-underline-width="auto" style:text-underline-color="font-color" officeooo:rsid="00e7ba36"/>
    </style:style>
    <style:style style:name="T31" style:family="text">
      <style:text-properties style:text-underline-style="solid" style:text-underline-width="auto" style:text-underline-color="font-color" officeooo:rsid="0100b679"/>
    </style:style>
    <style:style style:name="T32" style:family="text">
      <style:text-properties style:text-underline-style="solid" style:text-underline-width="auto" style:text-underline-color="font-color" officeooo:rsid="00cb1245"/>
    </style:style>
    <style:style style:name="T33" style:family="text">
      <style:text-properties style:text-underline-style="solid" style:text-underline-width="auto" style:text-underline-color="font-color" officeooo:rsid="01024162"/>
    </style:style>
    <style:style style:name="T34" style:family="text">
      <style:text-properties fo:font-weight="bold" style:font-weight-asian="bold"/>
    </style:style>
    <style:style style:name="T35" style:family="text">
      <style:text-properties fo:font-weight="bold" style:font-weight-asian="bold" style:font-weight-complex="bold"/>
    </style:style>
    <style:style style:name="T36" style:family="text">
      <style:text-properties fo:font-weight="bold" officeooo:rsid="00a86f3a" style:font-weight-asian="bold" style:font-weight-complex="bold"/>
    </style:style>
    <style:style style:name="T37" style:family="text">
      <style:text-properties fo:language="en" fo:country="US"/>
    </style:style>
    <style:style style:name="T38" style:family="text">
      <style:text-properties officeooo:rsid="000bc274"/>
    </style:style>
    <style:style style:name="T39" style:family="text">
      <style:text-properties fo:font-style="italic" style:font-style-asian="italic" style:font-style-complex="italic"/>
    </style:style>
    <style:style style:name="T40" style:family="text">
      <style:text-properties fo:font-style="italic" officeooo:rsid="000bc274" style:font-style-asian="italic" style:font-style-complex="italic"/>
    </style:style>
    <style:style style:name="T41" style:family="text">
      <style:text-properties officeooo:rsid="000ccb86"/>
    </style:style>
    <style:style style:name="T42" style:family="text">
      <style:text-properties officeooo:rsid="000d0a6f"/>
    </style:style>
    <style:style style:name="T43" style:family="text">
      <style:text-properties officeooo:rsid="0011e487"/>
    </style:style>
    <style:style style:name="T44" style:family="text">
      <style:text-properties officeooo:rsid="00120c32"/>
    </style:style>
    <style:style style:name="T45" style:family="text">
      <style:text-properties officeooo:rsid="00138736"/>
    </style:style>
    <style:style style:name="T46" style:family="text">
      <style:text-properties officeooo:rsid="00146b8c"/>
    </style:style>
    <style:style style:name="T47" style:family="text">
      <style:text-properties officeooo:rsid="00171140"/>
    </style:style>
    <style:style style:name="T48" style:family="text">
      <style:text-properties officeooo:rsid="001a5b25"/>
    </style:style>
    <style:style style:name="T49" style:family="text">
      <style:text-properties officeooo:rsid="001e9cb3"/>
    </style:style>
    <style:style style:name="T50" style:family="text">
      <style:text-properties officeooo:rsid="001ef7c3"/>
    </style:style>
    <style:style style:name="T51" style:family="text">
      <style:text-properties officeooo:rsid="00213f04"/>
    </style:style>
    <style:style style:name="T52" style:family="text">
      <style:text-properties officeooo:rsid="00222655"/>
    </style:style>
    <style:style style:name="T53" style:family="text">
      <style:text-properties officeooo:rsid="00234607"/>
    </style:style>
    <style:style style:name="T54" style:family="text">
      <style:text-properties style:text-underline-style="none"/>
    </style:style>
    <style:style style:name="T55" style:family="text">
      <style:text-properties style:text-underline-style="none" fo:font-weight="bold" style:font-weight-asian="bold" style:font-weight-complex="bold"/>
    </style:style>
    <style:style style:name="T56" style:family="text">
      <style:text-properties style:text-underline-style="none" fo:font-weight="bold" officeooo:rsid="005c62b1" style:font-weight-asian="bold" style:font-weight-complex="bold"/>
    </style:style>
    <style:style style:name="T57" style:family="text">
      <style:text-properties style:text-underline-style="none" fo:font-weight="bold" officeooo:rsid="0061181c" style:font-weight-asian="bold" style:font-weight-complex="bold"/>
    </style:style>
    <style:style style:name="T58" style:family="text">
      <style:text-properties style:text-underline-style="none" fo:font-weight="bold" officeooo:rsid="00b3df58" style:font-weight-asian="bold" style:font-weight-complex="bold"/>
    </style:style>
    <style:style style:name="T59" style:family="text">
      <style:text-properties style:text-underline-style="none" officeooo:rsid="005c62b1"/>
    </style:style>
    <style:style style:name="T60" style:family="text">
      <style:text-properties style:text-underline-style="none" officeooo:rsid="00a6a41b"/>
    </style:style>
    <style:style style:name="T61" style:family="text">
      <style:text-properties style:text-underline-style="none" officeooo:rsid="00ca4398"/>
    </style:style>
    <style:style style:name="T62" style:family="text">
      <style:text-properties style:text-underline-style="none" officeooo:rsid="00cb1245"/>
    </style:style>
    <style:style style:name="T63" style:family="text">
      <style:text-properties style:text-underline-style="none" officeooo:rsid="00ccd8e2"/>
    </style:style>
    <style:style style:name="T64" style:family="text">
      <style:text-properties style:text-underline-style="none" fo:font-weight="normal" officeooo:rsid="009ffd60" style:font-weight-asian="normal" style:font-weight-complex="normal"/>
    </style:style>
    <style:style style:name="T65" style:family="text">
      <style:text-properties style:text-underline-style="none" officeooo:rsid="00e8937a"/>
    </style:style>
    <style:style style:name="T66" style:family="text">
      <style:text-properties style:text-underline-style="none" officeooo:rsid="00fa0980"/>
    </style:style>
    <style:style style:name="T67" style:family="text">
      <style:text-properties style:text-underline-style="none" officeooo:rsid="01024162"/>
    </style:style>
    <style:style style:name="T68" style:family="text">
      <style:text-properties officeooo:rsid="002ad7dc"/>
    </style:style>
    <style:style style:name="T69" style:family="text">
      <style:text-properties officeooo:rsid="0032cb3e"/>
    </style:style>
    <style:style style:name="T70" style:family="text">
      <style:text-properties officeooo:rsid="0079d0ee" fo:background-color="transparent" loext:char-shading-value="0"/>
    </style:style>
    <style:style style:name="T71" style:family="text">
      <style:text-properties officeooo:rsid="00b5d3bf" fo:background-color="transparent" loext:char-shading-value="0"/>
    </style:style>
    <style:style style:name="T72" style:family="text">
      <style:text-properties officeooo:rsid="00388235"/>
    </style:style>
    <style:style style:name="T73" style:family="text">
      <style:text-properties officeooo:rsid="003e7bef"/>
    </style:style>
    <style:style style:name="T74" style:family="text">
      <style:text-properties officeooo:rsid="00449e0a"/>
    </style:style>
    <style:style style:name="T75" style:family="text">
      <style:text-properties officeooo:rsid="00476b81"/>
    </style:style>
    <style:style style:name="T76" style:family="text">
      <style:text-properties officeooo:rsid="00499112"/>
    </style:style>
    <style:style style:name="T77" style:family="text">
      <style:text-properties fo:font-weight="normal" style:font-weight-asian="normal" style:font-weight-complex="normal"/>
    </style:style>
    <style:style style:name="T78" style:family="text">
      <style:text-properties fo:font-weight="normal" officeooo:rsid="004c9e3d" style:font-weight-asian="normal" style:font-weight-complex="normal"/>
    </style:style>
    <style:style style:name="T79" style:family="text">
      <style:text-properties officeooo:rsid="00565db3"/>
    </style:style>
    <style:style style:name="T80" style:family="text">
      <style:text-properties officeooo:rsid="005969bb"/>
    </style:style>
    <style:style style:name="T81" style:family="text">
      <style:text-properties officeooo:rsid="005dd6d0"/>
    </style:style>
    <style:style style:name="T82" style:family="text">
      <style:text-properties officeooo:rsid="0064aa9c"/>
    </style:style>
    <style:style style:name="T83" style:family="text">
      <style:text-properties officeooo:rsid="0075ffd6"/>
    </style:style>
    <style:style style:name="T84" style:family="text">
      <style:text-properties officeooo:rsid="0082851e"/>
    </style:style>
    <style:style style:name="T85" style:family="text">
      <style:text-properties style:font-name="Noto Sans" officeooo:rsid="0082851e"/>
    </style:style>
    <style:style style:name="T86" style:family="text">
      <style:text-properties officeooo:rsid="00976971"/>
    </style:style>
    <style:style style:name="T87" style:family="text">
      <style:text-properties officeooo:rsid="0098f0f2"/>
    </style:style>
    <style:style style:name="T88" style:family="text">
      <style:text-properties officeooo:rsid="009ffd60"/>
    </style:style>
    <style:style style:name="T89" style:family="text">
      <style:text-properties officeooo:rsid="00a39c3f"/>
    </style:style>
    <style:style style:name="T90" style:family="text">
      <style:text-properties officeooo:rsid="00a57546"/>
    </style:style>
    <style:style style:name="T91" style:family="text">
      <style:text-properties officeooo:rsid="00a86f3a"/>
    </style:style>
    <style:style style:name="T92" style:family="text">
      <style:text-properties officeooo:rsid="00acc59f"/>
    </style:style>
    <style:style style:name="T93" style:family="text">
      <style:text-properties officeooo:rsid="00b14240"/>
    </style:style>
    <style:style style:name="T94" style:family="text">
      <style:text-properties officeooo:rsid="00b1ed85"/>
    </style:style>
    <style:style style:name="T95" style:family="text">
      <style:text-properties officeooo:rsid="00b3df58"/>
    </style:style>
    <style:style style:name="T96" style:family="text">
      <style:text-properties officeooo:rsid="00b5d3bf"/>
    </style:style>
    <style:style style:name="T97" style:family="text">
      <style:text-properties officeooo:rsid="00b6df65"/>
    </style:style>
    <style:style style:name="T98" style:family="text">
      <style:text-properties officeooo:rsid="00ba5ed9"/>
    </style:style>
    <style:style style:name="T99" style:family="text">
      <style:text-properties officeooo:rsid="00bd4d7a"/>
    </style:style>
    <style:style style:name="T100" style:family="text">
      <style:text-properties officeooo:rsid="00c08311"/>
    </style:style>
    <style:style style:name="T101" style:family="text">
      <style:text-properties officeooo:rsid="00c18c65"/>
    </style:style>
    <style:style style:name="T102" style:family="text">
      <style:text-properties officeooo:rsid="00c3748e"/>
    </style:style>
    <style:style style:name="T103" style:family="text">
      <style:text-properties officeooo:rsid="00c98672"/>
    </style:style>
    <style:style style:name="T104" style:family="text">
      <style:text-properties officeooo:rsid="00cb1245"/>
    </style:style>
    <style:style style:name="T105" style:family="text">
      <style:text-properties officeooo:rsid="00ccd8e2"/>
    </style:style>
    <style:style style:name="T106" style:family="text">
      <style:text-properties officeooo:rsid="00dd2b2e"/>
    </style:style>
    <style:style style:name="T107" style:family="text">
      <style:text-properties officeooo:rsid="00e7ba36"/>
    </style:style>
    <style:style style:name="T108" style:family="text">
      <style:text-properties officeooo:rsid="00e87b5f"/>
    </style:style>
    <style:style style:name="T109" style:family="text">
      <style:text-properties officeooo:rsid="00eb5ed9"/>
    </style:style>
    <style:style style:name="T110" style:family="text">
      <style:text-properties officeooo:rsid="00ed346a"/>
    </style:style>
    <style:style style:name="T111" style:family="text">
      <style:text-properties officeooo:rsid="00ee6885"/>
    </style:style>
    <style:style style:name="T112" style:family="text">
      <style:text-properties officeooo:rsid="00efb0d6"/>
    </style:style>
    <style:style style:name="T113" style:family="text">
      <style:text-properties officeooo:rsid="00f0a0b0"/>
    </style:style>
    <style:style style:name="T114" style:family="text">
      <style:text-properties officeooo:rsid="00f12377"/>
    </style:style>
    <style:style style:name="T115" style:family="text">
      <style:text-properties officeooo:rsid="00f5f150"/>
    </style:style>
    <style:style style:name="T116" style:family="text">
      <style:text-properties officeooo:rsid="00f78232"/>
    </style:style>
    <style:style style:name="T117" style:family="text">
      <style:text-properties officeooo:rsid="00f81927"/>
    </style:style>
    <style:style style:name="T118" style:family="text">
      <style:text-properties officeooo:rsid="00f99077"/>
    </style:style>
    <style:style style:name="T119" style:family="text">
      <style:text-properties officeooo:rsid="00fa0980"/>
    </style:style>
    <style:style style:name="T120" style:family="text">
      <style:text-properties officeooo:rsid="00fbcc63"/>
    </style:style>
    <style:style style:name="T121" style:family="text">
      <style:text-properties officeooo:rsid="01058ce4"/>
    </style:style>
    <style:style style:name="T122" style:family="text">
      <style:text-properties officeooo:rsid="01066a3a"/>
    </style:style>
    <style:style style:name="T123" style:family="text">
      <style:text-properties fo:color="#000000" loext:opacity="100%" fo:font-weight="normal" style:font-weight-asian="normal" style:font-weight-complex="normal"/>
    </style:style>
    <style:style style:name="T124" style:family="text">
      <style:text-properties fo:color="#000000" loext:opacity="100%" style:text-underline-style="none" fo:font-weight="normal" style:font-weight-asian="normal" style:font-weight-complex="normal"/>
    </style:style>
    <style:style style:name="T125" style:family="text">
      <style:text-properties officeooo:rsid="0107bd7b"/>
    </style:style>
    <style:style style:name="T126" style:family="text">
      <style:text-properties officeooo:rsid="010ac99f"/>
    </style:style>
    <style:style style:name="T127" style:family="text">
      <style:text-properties officeooo:rsid="010bc8c0"/>
    </style:style>
    <style:style style:name="T128" style:family="text">
      <style:text-properties officeooo:rsid="010ed0af"/>
    </style:style>
    <style:style style:name="T129" style:family="text">
      <style:text-properties officeooo:rsid="011347d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 text:style-name="P80">Table des matières</text:p>
          </text:index-title>
          <text:p text:style-name="P66"><text:a xlink:type="simple" xlink:href="#__RefHeading___Toc1673_401600443" text:style-name="Index_20_Link" text:visited-style-name="Index_20_Link">1. Présentation générale<text:tab/>2</text:a></text:p>
          <text:p text:style-name="P66"><text:a xlink:type="simple" xlink:href="#__RefHeading___Toc1686_2611842963" text:style-name="Index_20_Link" text:visited-style-name="Index_20_Link">2. Principes<text:tab/>4</text:a></text:p>
          <text:p text:style-name="P66"><text:a xlink:type="simple" xlink:href="#__RefHeading___Toc1677_401600443" text:style-name="Index_20_Link" text:visited-style-name="Index_20_Link">3. Aspects juridiques (Réutilisation des données)<text:tab/>5</text:a></text:p>
          <text:p text:style-name="P66"><text:a xlink:type="simple" xlink:href="#__RefHeading___Toc1679_401600443" text:style-name="Index_20_Link" text:visited-style-name="Index_20_Link">4. Aperçu général des fonctionnalités<text:tab/>5</text:a></text:p>
          <text:p text:style-name="P66"><text:a xlink:type="simple" xlink:href="#__RefHeading___Toc1684_2611842963" text:style-name="Index_20_Link" text:visited-style-name="Index_20_Link">5. Cas de rattachements multiples<text:tab/>7</text:a></text:p>
          <text:p text:style-name="P66"><text:a xlink:type="simple" xlink:href="#__RefHeading___Toc1681_401600443" text:style-name="Index_20_Link" text:visited-style-name="Index_20_Link">6. Page d’accueil :<text:tab/>8</text:a></text:p>
          <text:p text:style-name="P66"><text:a xlink:type="simple" xlink:href="#__RefHeading___Toc1683_401600443" text:style-name="Index_20_Link" text:visited-style-name="Index_20_Link">7. Positionnement<text:tab/>8</text:a></text:p>
          <text:p text:style-name="P66"><text:a xlink:type="simple" xlink:href="#__RefHeading___Toc1685_401600443" text:style-name="Index_20_Link" text:visited-style-name="Index_20_Link">8. Arbitrage<text:tab/>11</text:a></text:p>
          <text:p text:style-name="P66"><text:a xlink:type="simple" xlink:href="#__RefHeading___Toc1687_401600443" text:style-name="Index_20_Link" text:visited-style-name="Index_20_Link">9. Instruction des résultantes<text:tab/>12</text:a></text:p>
          <text:p text:style-name="P66"><text:a xlink:type="simple" xlink:href="#__RefHeading___Toc1689_401600443" text:style-name="Index_20_Link" text:visited-style-name="Index_20_Link">10. Présentation détaillée de la fonctionnalité d’édition<text:tab/>15</text:a></text:p>
          <text:p text:style-name="P66"><text:a xlink:type="simple" xlink:href="#__RefHeading___Toc1691_401600443" text:style-name="Index_20_Link" text:visited-style-name="Index_20_Link">11. Recherche dans les listes<text:tab/>17</text:a></text:p>
          <text:p text:style-name="P66"><text:a xlink:type="simple" xlink:href="#__RefHeading___Toc1693_401600443" text:style-name="Index_20_Link" text:visited-style-name="Index_20_Link">12. Module de recherche croisée<text:tab/>19</text:a></text:p>
          <text:p text:style-name="P66"><text:a xlink:type="simple" xlink:href="#__RefHeading___Toc1695_401600443" text:style-name="Index_20_Link" text:visited-style-name="Index_20_Link">13. Indicateurs<text:tab/>20</text:a></text:p>
          <text:p text:style-name="P66"><text:a xlink:type="simple" xlink:href="#__RefHeading___Toc1697_401600443" text:style-name="Index_20_Link" text:visited-style-name="Index_20_Link">14. Contrôles<text:tab/>20</text:a></text:p>
          <text:p text:style-name="P66"><text:a xlink:type="simple" xlink:href="#__RefHeading___Toc1699_401600443" text:style-name="Index_20_Link" text:visited-style-name="Index_20_Link">15. Sécurité<text:tab/>20</text:a></text:p>
          <text:p text:style-name="P66"><text:a xlink:type="simple" xlink:href="#__RefHeading___Toc1701_401600443" text:style-name="Index_20_Link" text:visited-style-name="Index_20_Link">16. Authentification<text:tab/>20</text:a></text:p>
          <text:p text:style-name="P66"><text:a xlink:type="simple" xlink:href="#__RefHeading___Toc1703_401600443" text:style-name="Index_20_Link" text:visited-style-name="Index_20_Link">17. Utilisateurs et groupes<text:tab/>20</text:a></text:p>
          <text:p text:style-name="P66"><text:a xlink:type="simple" xlink:href="#__RefHeading___Toc1754_1249066714" text:style-name="Index_20_Link" text:visited-style-name="Index_20_Link">18. Rôles des administrateurs de projet (= administrateurs de la base de données du projet)<text:tab/>21</text:a></text:p>
          <text:p text:style-name="P66"><text:a xlink:type="simple" xlink:href="#__RefHeading___Toc1707_401600443" text:style-name="Index_20_Link" text:visited-style-name="Index_20_Link">19. Rôle de l’administrateur général de l’instance (webmaster) :<text:tab/>24</text:a></text:p>
          <text:p text:style-name="P66"><text:a xlink:type="simple" xlink:href="#__RefHeading___Toc1709_401600443" text:style-name="Index_20_Link" text:visited-style-name="Index_20_Link">20. Réglages des bases de données (important) :<text:tab/>25</text:a></text:p>
          <text:p text:style-name="P66"><text:a xlink:type="simple" xlink:href="#__RefHeading___Toc1711_401600443" text:style-name="Index_20_Link" text:visited-style-name="Index_20_Link">21. Langues<text:tab/>26</text:a></text:p>
        </text:index-body>
      </text:table-of-content>
      <text:p text:style-name="P35"><text:tab/>Les copies d’écran figurant dans ce guide peuvent être légèrement différent<text:span text:style-name="T106">e</text:span>s de ce que présente la version en cours (celle-ci étant continuellement enrichie)</text:p>
      <text:p text:style-name="P65"/>
      <text:p text:style-name="P2">Eplouribousse</text:p>
      <text:p text:style-name="P2">Application web collaborative pour le dédoublonnement des périodiques</text:p>
      <text:p text:style-name="P3">A qui s’adresse ce guide et que contient-il ?</text:p>
      <text:p text:style-name="P3"><text:tab/>Ce guide s’adresse aux u<text:span text:style-name="T38">tilisateurs de l’application </text:span><text:span text:style-name="T40">eplouribousse.</text:span> Il comprend une présentation générale : <text:span text:style-name="T92">Architecture de l’application, m</text:span>éthode <text:span text:style-name="T92">et</text:span> principes mise en œuvre, fonctionnalités <text:span text:style-name="T92">et</text:span> manière de les utiliser.</text:p>
      <text:p text:style-name="P3"><text:tab/>Qu’est-ce que ne contient pas ce guide et où trouver les informations correspondantes ?</text:p>
      <text:p text:style-name="P4"><text:tab/>Ce guide ne comprend pas les informations relatives au déploiement de l’application et aux réglages contextuels ; ceux-ci <text:s/>sont décrits dans un autre document <text:span text:style-name="T38">(</text:span>Deployment_and_Setting_Documentation<text:span text:style-name="T38">).</text:span></text:p>
      <text:p text:style-name="P4"><text:tab/><text:span text:style-name="T80">Les copies d’écran peuvent ne pas correspondre totalement à la version que vous utilisez couramment, mais cela est sans conséquence.</text:span></text:p>
      <text:p text:style-name="P5"><text:tab/><text:span text:style-name="T13">Pensez à utiliser le forum des utilisateurs pour l’entraide : </text:span><text:a xlink:type="simple" xlink:href="https://groupes.renater.fr/sympa/info/eplouribousse" text:style-name="Internet_20_link" text:visited-style-name="Visited_20_Internet_20_Link"><text:span text:style-name="T13">https://groupes.renater.fr/sympa/info/eplouribousse</text:span></text:a></text:p>
      <text:list xml:id="list4060902852" text:style-name="WWNum1">
        <text:list-item>
          <text:p text:style-name="P81"><text:bookmark-start text:name="__RefHeading___Toc1673_401600443"/>Présentation générale<text:bookmark-end text:name="__RefHeading___Toc1673_401600443"/></text:p>
        </text:list-item>
      </text:list>
      <text:p text:style-name="P11"/>
      <text:p text:style-name="P11"><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1"><text:tab/><text:span text:style-name="T39">eplouribousse</text:span> a été conçue pour aider les bibliothécaires à instruire le dédoublonnement des périodiques dans un ensemble de bibliothèques.</text:p>
      <text:p text:style-name="P11"><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38">pour toute revue candidate au dédoublonnement,</text:span> de reconstituer une seule et unique collection aussi complète et reliée que possible à partir des éléments épars dont dispose<text:span text:style-name="T38">nt</text:span> les bibliothèques participant à l’opération.</text:p>
      <text:p text:style-name="P26"><text:tab/><text:span text:style-name="T86">Le moteur de l’application est conçu pour desservir jusqu’à 100 projets dont chacun est supporté par une base de données nommée sur le modèle ##.db où ## est une suite de deux chiffres (i.e. de 00.db à 99.db dites bases projet par opposition à la base centrale eplouribousse.db qui sert quant à elle à l’authentification des utilisateurs et aux données </text:span><text:soft-page-break/><text:span text:style-name="T86">communes) L’accès aux bases de données se fait par un lien de renvoi</text:span><text:span text:style-name="T86"><text:note text:id="ftn1" text:note-class="footnote"><text:note-citation>1</text:note-citation><text:note-body><text:p text:style-name="Footnote"><text:s/><text:span text:style-name="T11">C’est ce lien qui doit être nommé selon le modèle ##.db ; le nom de la cible est libre.</text:span></text:p></text:note-body></text:note></text:span><text:span text:style-name="T86"> ; l’accès par le moteur doit être autorisé pour chacune d’elles.</text:span></text:p>
      <text:p text:style-name="P26"/>
      <text:p text:style-name="P26"><draw:frame draw:style-name="fr2" draw:name="Image29" text:anchor-type="paragraph" svg:x="1.265cm" svg:y="-0.145cm" svg:width="14.732cm" svg:height="9.573cm" draw:z-index="6"><draw:image xlink:href="Pictures/100000010000036D0000023A36E6E818C140503A.png" xlink:type="simple" xlink:show="embed" xlink:actuate="onLoad" draw:mime-type="image/png"/></draw:frame></text:p>
      <text:p text:style-name="P26"><text:tab/><text:span text:style-name="T88">L’authentification n’est strictement requise que dans les cas où une modification des données projets peut résulter de l’appel à une page ; </text:span><text:span text:style-name="T27">elle n’est exigée pour les simples éditions </text:span><text:span text:style-name="T28">que dans le cas où l’administrateur du projet le spécifie dans le module d’administration ; s’il ne l’a pas fait, la consultation est ouverte à tous</text:span><text:span text:style-name="T64">).</text:span></text:p>
      <text:p text:style-name="P36"><text:tab/><text:span text:style-name="T99">Les nouveaux projets sont détectés automatiquement lors de l’appel à la page d’accueil générale. S’il n’y a qu’un seul projet ; l’application pointe directement sur celui-ci. Sinon, une page permet de choisir le projet sur lequel on s’apprête à travailler (classement par numéro de projet) :</text:span></text:p>
      <text:p text:style-name="P36"><draw:frame draw:style-name="fr2" draw:name="Image32" text:anchor-type="paragraph" svg:x="1.087cm" svg:y="-0.309cm" svg:width="14.753cm" svg:height="7.068cm" draw:z-index="17"><draw:image xlink:href="Pictures/100000000000078000000398B11E1DDF264C5975.png" xlink:type="simple" xlink:show="embed" xlink:actuate="onLoad" draw:mime-type="image/png"/></draw:frame><text:soft-page-break/></text:p>
      <text:p text:style-name="P37"><text:tab/>Lorsque la liste de choix est longue, il est possible d’accéder à l’élément souhaité de cette liste en tapant le numéro du projet.</text:p>
      <text:p text:style-name="P71"/>
      <text:list xml:id="list105321903541158" text:continue-numbering="true" text:style-name="WWNum1">
        <text:list-item>
          <text:p text:style-name="P82"><text:bookmark-start text:name="__RefHeading___Toc1686_2611842963"/><text:span text:style-name="T121">P</text:span>rincipes<text:bookmark-end text:name="__RefHeading___Toc1686_2611842963"/></text:p>
        </text:list-item>
      </text:list>
      <text:p text:style-name="P11"/>
      <text:p text:style-name="P11"><text:tab/>Nous partons de l’hypothèse de politique documentaire suivante : Les bibliothèques participantes reconstituent et conservent <text:span text:style-name="T55">une collection unique, dite collection résultante, constituée sur la base de la collection mère la plus importante détenue par l’une des bibliothèques. La résultante sera la plus complète et la plus reliée possible, mais sans comparaison de la qualité des reliures entre elles</text:span>, l’idée sous-jacente étant que la reliure garantit normalement l’absence de lacunes dans les volumes reliés. Le risque de conserver des éléments reliés de moindre qualité est à relativiser car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39">eplouribousse</text:span>.</text:p>
      <text:p text:style-name="P11"><text:tab/><text:span text:style-name="T39">eplouribousse</text:span> ne nous épargne pas l’examen des collections ; elle nous permet en revanche de préparer la recomposition de la collection résultante à partir de cet examen réalisé en temps voulu dans les bibliothèques impliquées.</text:p>
      <text:p text:style-name="P11"><text:tab/>On aura reconnu là deux actions consécutives : D’abord, les bibliothèques possédant des éléments susceptibles de participer à la collection résultante doivent se positionner, au premier rang dans le cas de la bibliothèque possédant la collection la plus importante <text:span text:style-name="T101">(= collection mère)</text:span>.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text:soft-page-break/>d’exemple le cas d’une collection de dépôt légal (ces motifs vous seront demandés par les informaticiens au titres des réglages contextuels)</text:p>
      <text:p text:style-name="P11"><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1"><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22">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1"/>
      <text:list xml:id="list105321276144081" text:continue-numbering="true" text:style-name="WWNum1">
        <text:list-item>
          <text:p text:style-name="P81"><text:bookmark-start text:name="__RefHeading___Toc1677_401600443"/>Aspects juridiques (Réutilisation des données)<text:bookmark-end text:name="__RefHeading___Toc1677_401600443"/></text:p>
        </text:list-item>
      </text:list>
      <text:p text:style-name="P11"/>
      <text:p text:style-name="P11"><text:tab/>Les données de la base doivent être r<text:span text:style-name="T42">é</text:span>glementairement exploitables. Les données <text:span text:style-name="T41">sources</text:span> sont récupérées du Sudoc ; sauf indication contraire, elles sont librement réutilisables (Licence Etalab)</text:p>
      <text:p text:style-name="P11"><text:tab/>Pour toute autre instance d’<text:span text:style-name="T39">eplouribousse</text:span>, il conviendra de s’assurer que la réutilisation du jeu de données est réglementaire.</text:p>
      <text:p text:style-name="P11"/>
      <text:list xml:id="list105323087915917" text:continue-numbering="true" text:style-name="WWNum1">
        <text:list-item>
          <text:p text:style-name="P81"><text:bookmark-start text:name="__RefHeading___Toc1679_401600443"/>Aperçu général des fonctionnalités<text:bookmark-end text:name="__RefHeading___Toc1679_401600443"/></text:p>
        </text:list-item>
      </text:list>
      <text:p text:style-name="P11"><text:tab/></text:p>
      <text:p text:style-name="P11"><text:tab/>Dans l’ordre de traitement, les fonctionnalités sont les suivantes :</text:p>
      <text:p text:style-name="P11"/>
      <text:list xml:id="list1799360945" text:style-name="WWNum2">
        <text:list-item>
          <text:p text:style-name="P86">Positionnement</text:p>
        </text:list-item>
        <text:list-item>
          <text:p text:style-name="P86">Arbitrage</text:p>
        </text:list-item>
        <text:list-item>
          <text:p text:style-name="P86">Instruction</text:p>
        </text:list-item>
        <text:list-item>
          <text:p text:style-name="P86">Edition</text:p>
        </text:list-item>
      </text:list>
      <text:p text:style-name="P11"/>
      <text:p text:style-name="P11"><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1"><text:soft-page-break/></text:p>
      <text:p text:style-name="P11"/>
      <text:p text:style-name="P11"><text:tab/>Schéma global de traitement de bout en bout :</text:p>
      <text:p text:style-name="P11"><draw:frame draw:style-name="fr2" draw:name="Image31" text:anchor-type="paragraph" svg:x="2.08cm" svg:y="-0.101cm" svg:width="12.04cm" svg:height="9.289cm" draw:z-index="7"><draw:image xlink:href="Pictures/10000001000002030000018DECA8B828507CF693.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text:tab/>La manière d’utiliser les formulaires ne devrait pas poser de problème ; nous n’<text:span text:style-name="T49">explicitons </text:span>ci-dessous que ce qu’impliquent tel ou tel choix dans le remplissage des formulaires.</text:p>
      <text:p text:style-name="P34"><text:s/></text:p>
      <text:list xml:id="list105322000574615" text:continue-list="list105323087915917" text:style-name="WWNum1">
        <text:list-item>
          <text:p text:style-name="P85"><text:bookmark-start text:name="__RefHeading___Toc1684_2611842963"/>Cas de rattachements multiples<text:bookmark-end text:name="__RefHeading___Toc1684_2611842963"/></text:p>
        </text:list-item>
      </text:list>
      <text:p text:style-name="P74"><text:tab/><text:span text:style-name="T126">D</text:span><text:span text:style-name="T122">iverses solutions permettent de </text:span><text:span text:style-name="T126">prendre en compte</text:span><text:span text:style-name="T122"> </text:span><text:span text:style-name="T125">facilement et efficacement </text:span><text:span text:style-name="T126">ce cas de figure</text:span><text:span text:style-name="T122"> ; l’une d’elles consiste à regrouper les arguments de chacun des champs suivants : Cote, état de collection et lacunes en séparant clairement </text:span><text:span text:style-name="T125">l</text:span><text:span text:style-name="T122">es </text:span><text:span text:style-name="T125">arguments à chaque fois</text:span><text:span text:style-name="T122">. Exemple tiré d’une situation réelle (projet Arts Strasbourg → La Bnu présentait quelques rattachements en double) :</text:span></text:p>
      <text:p text:style-name="P75">Titre : Aachener Kunstblatter</text:p>
      <text:section text:style-name="Sect2" text:name="sticky-section">
        <text:p text:style-name="P77"><text:span text:style-name="T77">Identifiant de la ressource : </text:span><text:a xlink:type="simple" xlink:href="http://www.sudoc.fr/03963115X" office:target-frame-name="_blank" xlink:show="new" text:style-name="Internet_20_link" text:visited-style-name="Visited_20_Internet_20_Link"><text:span text:style-name="T124">03963115X</text:span></text:a><text:span text:style-name="T77"> / issn : 05150612</text:span></text:p>
        <text:p text:style-name="P76">Historique de la publication : 1906- 9999</text:p>
      </text:section>
      <text:section text:style-name="Sect2" text:name="content">
        <text:list xml:id="list1717158883" text:style-name="L1">
          <text:list-item>
            <text:p text:style-name="P116"><text:span text:style-name="T123">Bnu</text:span> </text:p>
          </text:list-item>
          <text:list-item>
            <text:p text:style-name="P116">Cote : BH.16.37 || BH.501.883 </text:p>
          </text:list-item>
          <text:list-item>
            <text:p text:style-name="P116">Etat de collection : BH.16.37 : vol. 1 (1906) -vol. 10 (1916) || BH.501.883 : vol. 17 (1958) - vol. 18 (1959) ; vol. 26 (1962) ; vol. 34 (1967) - vol. 38 (1969) ; vol. 47 (1976/77) [Lacunes] </text:p>
          </text:list-item>
          <text:list-item>
            <text:p text:style-name="P116">Lacunes : BH.16.37 : || BH.501.883 : vol. 37 (1968) </text:p>
          </text:list-item>
        </text:list>
      </text:section>
      <text:p text:style-name="P72"><text:tab/></text:p>
      <text:p text:style-name="P73"><text:tab/>Dans ce cas, le séparateur || a été utilisé pour distinguer les arguments relatifs aux deux collections.</text:p>
      <text:p text:style-name="P73"><text:tab/><text:span text:style-name="T126">Les lignes d’instructions devront mentionner clairement quelle collection est concernée (cote)</text:span></text:p>
      <text:p text:style-name="P73"><text:tab/><text:span text:style-name="T126">Une autre solution consiste à créer autant de bibliothèques alternatives en plus de celle de base (674821001, <text:s/>674821001a, <text:s/>674821001b etc.) accueillant chacune un multiple de collection. L’utilisation du lien periscope n’en est pas affecté</text:span><text:span text:style-name="T127">e du moins tant que la collection rattachée au RCR de base n’est pas ex</text:span><text:span text:style-name="T128">c</text:span><text:span text:style-name="T127">lue </text:span><text:span text:style-name="T126"><text:s/>(vérification faite au 14 mars 2023)</text:span></text:p>
      <text:p text:style-name="P70"><text:tab/>Cette solution est à privilégier dès lors que la bibliothèque peut posséder plus de deux rattachements à un même ppn.</text:p>
      <text:p text:style-name="P70"/>
      <text:p text:style-name="P70"/>
      <text:p text:style-name="P70"/>
      <text:p text:style-name="P70"/>
      <text:p text:style-name="P70"/>
      <text:p text:style-name="P70"/>
      <text:p text:style-name="P70"/>
      <text:list xml:id="list105321433227381" text:continue-list="list105322000574615" text:style-name="WWNum1">
        <text:list-item>
          <text:p text:style-name="P81"><text:bookmark-start text:name="__RefHeading___Toc1681_401600443"/><text:soft-page-break/>Page d’accueil :<text:bookmark-end text:name="__RefHeading___Toc1681_401600443"/></text:p>
        </text:list-item>
      </text:list>
      <text:p text:style-name="P11"/>
      <text:p text:style-name="P11"><draw:frame draw:style-name="fr1" draw:name="Image1" text:anchor-type="paragraph" svg:width="14.732cm" svg:height="7.089cm" draw:z-index="8"><draw:image xlink:href="Pictures/10000000000007800000039C05D095760DD342E8.png" xlink:type="simple" xlink:show="embed" xlink:actuate="onLoad" draw:mime-type="image/png"/></draw:frame></text:p>
      <text:p text:style-name="P11"/>
      <text:p text:style-name="P12"><text:tab/><text:span text:style-name="T44">Le nom du projet est mentionné.</text:span></text:p>
      <text:p text:style-name="P17"><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42"><text:tab/>Des liens sont disponibles vers un <text:span text:style-name="T19">outil de recherche (par ppn et bibliothèque), un </text:span>tableau d’indicateurs de suivis (supervision), le présent manuel, le module de changement de votre mot de passe, le module d’administration (réservé aux ayant-droit<text:span text:style-name="T82">s</text:span>) et le module de changement de langue.</text:p>
      <text:p text:style-name="P42"><text:tab/><text:span text:style-name="T25">C’est à ce niveau que sont calculés les éventuels nouveaux utilisateurs et qu’un contrôle est effectué afin de détecter d’éventuelles anomalies (utilisateurs non utilisé</text:span><text:span text:style-name="T26">s</text:span><text:span text:style-name="T25"> ou au contraire utilisateurs non enregistrés alors que </text:span><text:span text:style-name="T26">leur</text:span><text:span text:style-name="T25"> email est utilisé) Ces anomalies sont signalé</text:span><text:span text:style-name="T26">e</text:span><text:span text:style-name="T25">s par un message d’alerte de couleur bleue</text:span><text:span text:style-name="T98">.</text:span></text:p>
      <text:p text:style-name="P11"/>
      <text:p text:style-name="P11"/>
      <text:p text:style-name="P11"/>
      <text:p text:style-name="P11"/>
      <text:list xml:id="list105321462353955" text:continue-numbering="true" text:style-name="WWNum1">
        <text:list-item>
          <text:p text:style-name="P81"><text:bookmark-start text:name="__RefHeading___Toc1683_401600443"/>Positionnement<text:bookmark-end text:name="__RefHeading___Toc1683_401600443"/></text:p>
        </text:list-item>
      </text:list>
      <text:p text:style-name="P11"/>
      <text:p text:style-name="P11"><text:tab/>Cette étape est nécessaire avant toute autre. Ce n’est qu’une fois toutes les bibliothèques positionnées que les fonctionnalités suivantes deviennent pertinentes.</text:p>
      <text:p text:style-name="P11"/>
      <text:p text:style-name="P11"><text:soft-page-break/><text:tab/>Accès : <text:span text:style-name="T43">A partir de la page d’accueil, s</text:span>électionnez votre bibliothèque <text:span text:style-name="T43">et </text:span>‘Positionnement’ <text:span text:style-name="T43">puis</text:span> validez.</text:p>
      <text:p text:style-name="P11"/>
      <text:p text:style-name="P14"><text:tab/>Résultat : Liste des ressources en attente du positionnement <text:span text:style-name="T45">pour la bibliothèque sélectionnée :</text:span></text:p>
      <text:p text:style-name="P13"><draw:frame draw:style-name="fr1" draw:name="Image2" text:anchor-type="paragraph" svg:width="14.732cm" svg:height="7.089cm" draw:z-index="9"><draw:image xlink:href="Pictures/10000000000007800000039C92946AE377D1D3AF.png" xlink:type="simple" xlink:show="embed" xlink:actuate="onLoad" draw:mime-type="image/png"/></draw:frame></text:p>
      <text:p text:style-name="P22"><text:tab/></text:p>
      <text:p text:style-name="P22"><text:tab/>Il est possible de <text:span text:style-name="T45">restreindre</text:span> <text:span text:style-name="T45">aux doublons avec une autre bibliothèque. Il est possible d’obtenir la liste des ressources dont le positionnement est encore modifiable (la condition est que l’instruction n’ait pas encore débuté)</text:span></text:p>
      <text:p text:style-name="P22"/>
      <text:p text:style-name="P23"><text:tab/>Cliquez sur le lien (ppn) pour accéder au formulaire de saisie <text:span text:style-name="T45">du rang de votre collection.</text:span></text:p>
      <text:p text:style-name="P11"><text:tab/>A l’état initial, le positionnement indiqué est 99 ; vous pouvez choisir d’exclure votre collection pour l’un des motifs de la liste déroulante<text:note text:id="ftn2" text:note-class="footnote"><text:note-citation>2</text:note-citation><text:note-body><text:p text:style-name="P78"><text:s/>Cette liste peut être modifiée par l’administrateur de la base <text:span text:style-name="T93">projet (voir plus loin) </text:span>; la valeur « Autre (Commenter) » n’a pas à être indiquée ; elle <text:span text:style-name="T93">est</text:span> automatique<text:span text:style-name="T68">.</text:span></text:p></text:note-body></text:note>. <text:tab/>Sinon, vous devez vous positionne<text:span text:style-name="T102">r</text:span> dans une échelle de 1 à 4 : 1 si vous possédez la collection la plus importante et que cette collection est ressentie comme étant celle à laquelle viendront s’agréger les éléments d’autres collections pour l’améliorer ou l’enrichir <text:span text:style-name="T46">(collection mère)</text:span>. 4 si vous avez très peu d’éléments pour la collection. 2 et 3 pour des situations intermédiaires. L’ordre d’instruction des fiches suivra l’ordre de positionnement ; <text:span text:style-name="T101">à rang égal, i.e. 2, 3 ou 4 (le rang 1 doit être unique) l’ordre d’instruction entre bibliothèques est arbitraire</text:span><text:span text:style-name="T101"><text:note text:id="ftn3" text:note-class="footnote"><text:note-citation>3</text:note-citation><text:note-body><text:p text:style-name="P61"><text:s text:c="2"/><text:span text:style-name="T102">En fait, il suit l’ordre de la clef primaire des rattachements (Primary key ou pk)</text:span></text:p></text:note-body></text:note></text:span><text:span text:style-name="T101">.</text:span></text:p>
      <text:p text:style-name="P11"/>
      <text:p text:style-name="P11"/>
      <text:p text:style-name="P15"><text:tab/><text:span text:style-name="T48">Toutes les informations utiles et disponibles concernant les autres rattachements sont indiquées.</text:span></text:p>
      <text:p text:style-name="P15"><text:soft-page-break/><text:tab/>A ce <text:span text:style-name="T47">stade</text:span>, le lien cliquable (ppn) renvoie à la notice Sudoc qui <text:span text:style-name="T46">pourra</text:span> servir à vérifier les numéros précis de début et de fin de publication ainsi que les filiations.</text:p>
      <text:p text:style-name="P15"><text:tab/><text:span text:style-name="T76">Un lien vers l’outil </text:span>Périscope permet de visualiser et comparer <text:span text:style-name="T76">l</text:span>es états de collection.</text:p>
      <text:p text:style-name="P15"><text:tab/><text:span text:style-name="T2">Il est également possible d’ouvrir une discussion par mail = lien « échanger » (utilisation parcimonieuse conseillée) : </text:span><text:span text:style-name="T129">Les destinataires principaux et ceux en copie pour info (les autres instructeurs de la même bibliothèque</text:span><text:span text:style-name="T129"><text:note text:id="ftn4" text:note-class="footnote"><text:note-citation>4</text:note-citation><text:note-body><text:p text:style-name="Footnote"><text:s/><text:span text:style-name="T129">Dans le cas où un instructeur opére pour plusieurs bibliothèques, il sera mis en destinataire principal mais non pas en copie.</text:span></text:p></text:note-body></text:note></text:span><text:span text:style-name="T129">) sont calculés automatiquement, de même que l’objet : ceux-ci ne doivent donc pas être modifiés (La mention portée dans le corps du message peut être supprimée quant à elle).</text:span></text:p>
      <text:p text:style-name="P11"><text:tab/>Vous pouvez laisser un commentaire dans l’un ou l’autre des cas précédemment mentionnés (notez que vous pouvez élargir la fenêtre de saisie du commentaire en actionnant le coin en bas à droite).</text:p>
      <text:p text:style-name="P11"><draw:frame draw:style-name="fr3" draw:name="Image3" text:anchor-type="char" svg:width="14.732cm" svg:height="8.005cm" draw:z-index="18"><draw:image xlink:href="Pictures/100000010000069000000391AD0AE04981E2DF2B.png" xlink:type="simple" xlink:show="embed" xlink:actuate="onLoad" draw:mime-type="image/png"/></draw:frame></text:p>
      <text:p text:style-name="P11"/>
      <text:p text:style-name="P11"><text:tab/><text:span text:style-name="T46">NB : La connexion est nécessaire pour indiquer le rang d’une collection ; un témoin de connexion apparaît en haut à gauche (avec possibilité de se déconnecter) La connexion est requise pour toutes les autres actions cruciales (i.e modifiant l’état de la base de donnée locale ou/et centrale) : Instruction, annulation d’une ligne d’instruction, déclaration de fin d’instruction.</text:span></text:p>
      <text:p text:style-name="P11"/>
      <text:p text:style-name="P11"><text:tab/><text:span text:style-name="T74">Après validation, le retour à la liste est automatique ; celle-ci rappelle le dernier positionnement effectué (au cours d’une même session, rien sinon) Il est possible d’accéder par simple clic à une liste des collections pour lesquelles le positionnement est encore modifiable</text:span><text:span text:style-name="T74"><text:note text:id="ftn5" text:note-class="footnote"><text:note-citation>5</text:note-citation><text:note-body><text:p text:style-name="P60"><text:s/><text:span text:style-name="T75">Le rang n’est plus modifiable à partir du moment où une instruction a déjà été validée.</text:span></text:p></text:note-body></text:note></text:span><text:span text:style-name="T74">.</text:span></text:p>
      <text:p text:style-name="P11"/>
      <text:p text:style-name="P11"><text:soft-page-break/><text:tab/><text:span text:style-name="T87">Dès lors que l’ensemble des bibliothèques s’est positionné, un message est automatiquement adressé au(x) correspondant(s) concerné(s) <text:s/>avec un lien direct pour débuter l’instruction (sous réserve que cette alerte ait bien été activée). Cette alerte est envoyée en temps voulu aux correspondants suivants.</text:span></text:p>
      <text:p text:style-name="P11"/>
      <text:p text:style-name="P11"/>
      <text:list xml:id="list105322526841205" text:continue-numbering="true" text:style-name="WWNum1">
        <text:list-item>
          <text:p text:style-name="P81"><text:bookmark-start text:name="__RefHeading___Toc1685_401600443"/>Arbitrage<text:bookmark-end text:name="__RefHeading___Toc1685_401600443"/></text:p>
        </text:list-item>
      </text:list>
      <text:p text:style-name="P11"/>
      <text:p text:style-name="P11"><text:tab/>L’arbitrage est nécessaire dans deux cas :</text:p>
      <text:list xml:id="list105321825740416" text:continue-list="list1799360945" text:style-name="WWNum2">
        <text:list-item>
          <text:p text:style-name="P86">Deux bibliothèques revendiquent la première position</text:p>
        </text:list-item>
        <text:list-item>
          <text:p text:style-name="P86">Toutes les bibliothèques ont pris position pour la ressource considérée, mais aucune n’a revendiqué la première position.</text:p>
        </text:list-item>
      </text:list>
      <text:p text:style-name="P32"/>
      <text:p text:style-name="P11"><text:tab/>Accès : <text:span text:style-name="T46">Dans la page d’accueil, s</text:span>électionnez votre bibliothèque <text:span text:style-name="T46">et</text:span> ‘Arbitrage’ <text:span text:style-name="T46">puis</text:span> validez.</text:p>
      <text:p text:style-name="P11"><text:tab/>Résultat : Liste des ressources dans l’une des situations d’arbitrage indiquées ci-dessus (les deux cas de figure sont bien identifiés : Concurrence pour la collection mère, absence de revendication du rang 1) :</text:p>
      <text:p text:style-name="P11"/>
      <text:p text:style-name="P11"><draw:frame draw:style-name="fr1" draw:name="Image20" text:anchor-type="paragraph" svg:width="14.732cm" svg:height="7.089cm" draw:z-index="10"><draw:image xlink:href="Pictures/10000000000007800000039C13FE577DAC8E8827.png" xlink:type="simple" xlink:show="embed" xlink:actuate="onLoad" draw:mime-type="image/png"/></draw:frame></text:p>
      <text:p text:style-name="P11"><text:tab/>Action attendue : Révision du positionnement. Le cas échéant, cliquez sur le lien (ppn) pour appeler votre fiche de positionnement puis suivre la démarche déjà décrite.</text:p>
      <text:p text:style-name="P11"><text:tab/>Il est possible de filtrer la liste obtenue <text:span text:style-name="T47">aux arbitrages avec une autre bibliothèque.</text:span></text:p>
      <text:p text:style-name="P11"/>
      <text:p text:style-name="P11"/>
      <text:list xml:id="list105322489542046" text:continue-list="list105322526841205" text:style-name="WWNum1">
        <text:list-item>
          <text:p text:style-name="P81"><text:bookmark-start text:name="__RefHeading___Toc1687_401600443"/><text:soft-page-break/>Instruction des résultantes<text:bookmark-end text:name="__RefHeading___Toc1687_401600443"/></text:p>
        </text:list-item>
      </text:list>
      <text:p text:style-name="P11"/>
      <text:p text:style-name="P11"><text:tab/>L’instruction d’une résultante devient possible dès lors que toutes les bibliothèques rattachées se sont positionnées pour la ressource considérée.</text:p>
      <text:p text:style-name="P11"/>
      <text:p text:style-name="P11"><text:tab/>Accès : <text:span text:style-name="T47">Dans la page d’accueil, s</text:span>électionnez votre bibliothèque, <text:s/>‘Instruction’ et validez. </text:p>
      <text:p text:style-name="P11"><text:tab/>Résultat : Liste des ressources pour lesquelles vous pouvez débuter l’instruction de la résultante :</text:p>
      <text:p text:style-name="P11"><draw:frame draw:style-name="fr1" draw:name="Image4" text:anchor-type="paragraph" svg:width="14.732cm" svg:height="7.089cm" draw:z-index="11"><draw:image xlink:href="Pictures/10000000000007800000039CF73E1890B560AA77.png" xlink:type="simple" xlink:show="embed" xlink:actuate="onLoad" draw:mime-type="image/png"/></draw:frame></text:p>
      <text:p text:style-name="P11"/>
      <text:p text:style-name="P11"><text:span text:style-name="T34"><text:tab/></text:span><text:span text:style-name="T78">Il est possible de restreindre la liste obtenue de diverses manières.</text:span></text:p>
      <text:p text:style-name="P11"><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1"><text:tab/><text:span text:style-name="T1">Le n° de ligne et le segment sont à renseigner obligatoirement.</text:span></text:p>
      <text:p text:style-name="P11"/>
      <text:p text:style-name="P11"><text:tab/>La dernière ligne instruite est intégrée et mise en évidence :</text:p>
      <text:p text:style-name="P19"><draw:frame draw:style-name="fr1" draw:name="Image8" text:anchor-type="paragraph" svg:width="14.732cm" svg:height="7.089cm" draw:z-index="12"><draw:image xlink:href="Pictures/10000000000007800000039CD87B03B5D3A8CF59.png" xlink:type="simple" xlink:show="embed" xlink:actuate="onLoad" draw:mime-type="image/png"/></draw:frame><text:soft-page-break/></text:p>
      <text:p text:style-name="P11"/>
      <text:p text:style-name="P11"><text:tab/>Dans le cas où vous n’avez pas de contribution à porter pour la résultante, vous pouvez directement indiquer que vous avez fini, cocher et valider. <text:span text:style-name="T12">Une ligne portant la mention « Néant » sera automatiquement enregistrée et une alerte vous spécifiera que votre collection n’améliore pas la résultante pour la forme considérée.</text:span></text:p>
      <text:p text:style-name="P21"><text:tab/><text:span text:style-name="T18">La suppression ou la modification d’une ligne n’est possible que pour le compte de sa propre collection et pour l’état en cours d’instruction (relié ou non) Les lignes pouvant être supprimées ou modifiées sont distinguées des lignes ne pouvant pas l’être :</text:span></text:p>
      <text:p text:style-name="P21"><draw:frame draw:style-name="fr2" draw:name="Image12" text:anchor-type="paragraph" svg:x="1.166cm" svg:y="0.356cm" svg:width="14.732cm" svg:height="7.144cm" draw:z-index="0"><draw:image xlink:href="Pictures/100000010000078E000003AA602BBF30EFC3772D.png" xlink:type="simple" xlink:show="embed" xlink:actuate="onLoad" draw:mime-type="image/png"/></draw:frame></text:p>
      <text:p text:style-name="P21"/>
      <text:p text:style-name="P18"/>
      <text:p text:style-name="P18"><text:tab/>Le cas échéant, un message alerte que la ligne <text:span text:style-name="T51">indiquée </text:span>ne peut <text:span text:style-name="T51">pas </text:span>être supprimée.</text:p>
      <text:p text:style-name="P16"><text:soft-page-break/><text:tab/>Une fois tous les éléments reliés saisis, indiquez que vous avez fini en cliquant sur le lien prévu à cet effet, puis confirme<text:span text:style-name="T51">z</text:span> en cochant et validant après avoir bien pris soin de vérifier l’exactitude des instructions :</text:p>
      <text:p text:style-name="P16"><draw:frame draw:style-name="fr2" draw:name="Image10" text:anchor-type="paragraph" svg:x="0.9cm" svg:y="-0.166cm" svg:width="14.732cm" svg:height="7.144cm" draw:z-index="1"><draw:image xlink:href="Pictures/100000010000078E000003AA620DCB6212279962.png" xlink:type="simple" xlink:show="embed" xlink:actuate="onLoad" draw:mime-type="image/png"/></draw:frame></text:p>
      <text:p text:style-name="P16"><text:tab/>Le contact<text:note text:id="ftn6" text:note-class="footnote"><text:note-citation>6</text:note-citation><text:note-body><text:p text:style-name="Footnote"><text:s/><text:span text:style-name="T73">Ou éventuellement les contacts (jusqu’à trois par bibliothèque) De même, il peut y avoir jusqu’à trois contrôleurs (checkers)</text:span></text:p></text:note-body></text:note> de la bibliothèque suivante recevra automatiquement un message l’avertissant que son tour est venu d’instruire. L’instruction se fait en deux cycles, le premier pour les éléments reliés, le second pour les éléments non reliés. A la fin de chaque cycle, <text:span text:style-name="T16">le vérificateur</text:span> <text:span text:style-name="T50">porte son visa ou invalide la fiche. Dans ce dernier cas, </text:span>l’administrateur de la base de données <text:span text:style-name="T50">sera informé :</text:span></text:p>
      <text:p text:style-name="P16"/>
      <text:p text:style-name="P16"/>
      <text:p text:style-name="P16"/>
      <text:p text:style-name="P16"><draw:frame draw:style-name="fr2" draw:name="Image11" text:anchor-type="paragraph" svg:x="0.982cm" svg:y="0cm" svg:width="14.732cm" svg:height="7.144cm" draw:z-index="3"><draw:image xlink:href="Pictures/100000010000078E000003AA25867A145BC57037.png" xlink:type="simple" xlink:show="embed" xlink:actuate="onLoad" draw:mime-type="image/png"/></draw:frame></text:p>
      <text:p text:style-name="P17"><text:tab/>Lorsqu’une bibliothèque complète quelque chose qui a été précédemment porté par une autre bibliothèque en exception ou en <text:soft-page-break/>élément améliorable, <text:span text:style-name="T22">et seulement dans ces cas</text:span>, il faut indiquer le nom de cette autre bibliothèque dans la case de saisie prévue à cette effet :</text:p>
      <text:p text:style-name="P17"><draw:frame draw:style-name="fr2" draw:name="Image13" text:anchor-type="paragraph" svg:x="1.543cm" svg:y="0.034cm" svg:width="14.732cm" svg:height="7.144cm" draw:z-index="2"><draw:image xlink:href="Pictures/100000010000078E000003AA625E21696FF9087E.png" xlink:type="simple" xlink:show="embed" xlink:actuate="onLoad" draw:mime-type="image/png"/></draw:frame></text:p>
      <text:p text:style-name="P17"/>
      <text:p text:style-name="P17"><text:tab/>Ceci assure une édition optimale des résultats le moment venu (cf. édition) <text:span text:style-name="T79">Cette règle est facultative lors de la phase d’instruction des éléments non-reliés pour les éléments précédemment déclarés en « Exceptions » (mais pas pour les « Eléments améliorables »)</text:span></text:p>
      <text:p text:style-name="P11"><text:tab/>L’ordre d’amélioration croissant des éléments concourant à la collection résultante est le suivant :</text:p>
      <text:p text:style-name="P55">Relié en bon état &gt; Non relié en bon état &gt;</text:p>
      <text:p text:style-name="P55">Relié améliorable &gt;<text:span text:style-name="T21">Non relié mauvais état &gt;</text:span> (Rien)</text:p>
      <text:list xml:id="list105322517794269" text:continue-list="list105321825740416" text:style-name="WWNum2">
        <text:list-item>
          <text:p text:style-name="P86">N.B. 1 : Par « exception » on entend exception pour la forme considérée (reliée ou non-reliée) Ce n’est donc pas forcément une véritable lacune à la phase d’instruction des éléments reliés.</text:p>
        </text:list-item>
        <text:list-item>
          <text:p text:style-name="P86">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1"/>
      <text:list xml:id="list105322059459225" text:continue-list="list105322489542046" text:style-name="WWNum1">
        <text:list-item>
          <text:p text:style-name="P81"><text:bookmark-start text:name="__RefHeading___Toc1689_401600443"/>Présentation détaillée de la fonctionnalité d’édition<text:bookmark-end text:name="__RefHeading___Toc1689_401600443"/></text:p>
        </text:list-item>
      </text:list>
      <text:p text:style-name="P11"/>
      <text:p text:style-name="P11"><text:tab/>L’édition des résultantes n’est possible que pour les ressources complètement instruites.</text:p>
      <text:p text:style-name="P11"><text:tab/>Accès : <text:span text:style-name="T51">Depuis la page d’accueil, s</text:span>électionnez <text:span text:style-name="T51">la</text:span> bibliothèque <text:span text:style-name="T51">et la fonction </text:span>‘Edition’ <text:span text:style-name="T51">puis</text:span> validez.</text:p>
      <text:p text:style-name="P11"><text:soft-page-break/><text:tab/><text:span text:style-name="T51">Dans un premier temps, vous obtenez la liste des ressources qui peuvent être éditées (les ressources pour lesquelles la bibliothèque sélectionnée détient la collection mère sont identifiées par un astérisque) :</text:span></text:p>
      <text:p text:style-name="P11"/>
      <text:p text:style-name="P11"><draw:frame draw:style-name="fr1" draw:name="Image14" text:anchor-type="paragraph" svg:width="14.732cm" svg:height="7.089cm" draw:z-index="13"><draw:image xlink:href="Pictures/10000000000007800000039CB2732D3EACF310B3.png" xlink:type="simple" xlink:show="embed" xlink:actuate="onLoad" draw:mime-type="image/png"/></draw:frame></text:p>
      <text:p text:style-name="P25"><text:tab/></text:p>
      <text:p text:style-name="P25"><draw:frame draw:style-name="fr2" draw:name="Image15" text:anchor-type="paragraph" svg:x="0.852cm" svg:y="0.919cm" svg:width="14.732cm" svg:height="7.144cm" draw:z-index="4"><draw:image xlink:href="Pictures/100000010000078E000003AA254F53CF577FB242.png" xlink:type="simple" xlink:show="embed" xlink:actuate="onLoad" draw:mime-type="image/png"/></draw:frame><text:tab/>Il est possible de filtrer la liste obtenue <text:span text:style-name="T52">par collection mère ou pas et/ou</text:span> en indiquant une autre collection participante et la nature (mère ou pas) de la collection considérée :</text:p>
      <text:p text:style-name="P24"/>
      <text:p text:style-name="P24"/>
      <text:p text:style-name="P11"><text:span text:style-name="T52"><text:tab/></text:span>Les lignes impliquant votre bibliothèque sont mises en évidence (d’où l’importance de bien indiquer le nom de la bibliothèque dans la fenêtre de saisie comme indiqué plus haut lors de l’instruction) :</text:p>
      <text:p text:style-name="P45"><draw:frame draw:style-name="fr2" draw:name="Image16" text:anchor-type="paragraph" svg:x="1.245cm" svg:y="-0.182cm" svg:width="14.732cm" svg:height="7.144cm" draw:z-index="5"><draw:image xlink:href="Pictures/100000010000078E000003AA9409536BB6D0AD77.png" xlink:type="simple" xlink:show="embed" xlink:actuate="onLoad" draw:mime-type="image/png"/></draw:frame><text:soft-page-break/><text:tab/></text:p>
      <text:p text:style-name="P46"><text:tab/></text:p>
      <text:p text:style-name="P28"/>
      <text:p text:style-name="P28"><text:span text:style-name="T52"><text:tab/>L’édition de rapports soignés au format pdf est proposée, pour l’ensemble des ressources d’une liste ou par ressource sélectionnée ; dans ce dernier cas, c</text:span>liquez sur la ressource dont vous souhaitez édite<text:span text:style-name="T52">r</text:span> la résultante.</text:p>
      <text:p text:style-name="P28"/>
      <text:p text:style-name="P28"/>
      <text:p text:style-name="P28"/>
      <text:p text:style-name="P28"/>
      <text:p text:style-name="P25"/>
      <text:p text:style-name="P24"/>
      <text:p text:style-name="P24"><text:s/></text:p>
      <text:p text:style-name="P41"><draw:frame draw:style-name="fr2" draw:name="Image28" text:anchor-type="paragraph" svg:x="1.709cm" svg:y="0.157cm" svg:width="14.732cm" svg:height="7.096cm" draw:z-index="14"><draw:image xlink:href="Pictures/100000000000077A0000039A1086113657B0445E.png" xlink:type="simple" xlink:show="embed" xlink:actuate="onLoad" draw:mime-type="image/png"/></draw:frame></text:p>
      <text:p text:style-name="P41"/>
      <text:list xml:id="list105322853782423" text:continue-numbering="true" text:style-name="WWNum1">
        <text:list-item>
          <text:p text:style-name="P81"><text:bookmark-start text:name="__RefHeading___Toc1691_401600443"/>Recherche dans les listes<text:bookmark-end text:name="__RefHeading___Toc1691_401600443"/></text:p>
        </text:list-item>
      </text:list>
      <text:p text:style-name="P11"/>
      <text:p text:style-name="P11"><text:soft-page-break/></text:p>
      <text:p text:style-name="P11"/>
      <text:p text:style-name="P28"><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1"><text:tab/>Pour cela, il faut utiliser la fonction de recherche du navigateur.</text:p>
      <text:p text:style-name="P20"><text:tab/><text:span text:style-name="T20">Par défaut, les listes sont affichées dans l’ordre alphabétique du titre ; il est possible de les afficher selon l’un ou l’autre des ordres permis (sauf pour les listes spécifiquement dédiées au vérificateur = Ordre alphabétique).</text:span></text:p>
      <text:p text:style-name="P20"><text:tab/>F<text:span text:style-name="T81">onctionnalité de retour à la dernière liste utilisée :</text:span></text:p>
      <text:p text:style-name="P43"><text:tab/>Lors du retour à la dernière liste, c’est l’ordre alphabétique du titre qui prévaut.</text:p>
      <text:p text:style-name="P43"><text:tab/><text:span text:style-name="T81">L’appel à la dernière liste fonctionne sur contrôle de l’adresse IP du client ; si un autre client s’est connecté dans l’entre temps, l’appel aboutit à la page d’accueil.</text:span></text:p>
      <text:p text:style-name="P47"><text:tab/>La liste des collections écartées par exclusion est accessible depuis l’outil de supervision.</text:p>
      <text:p text:style-name="P47"><text:tab/><text:span text:style-name="T14">Les principales listes sont exportables au format csv sous un nom de type : ##_typedeliste_rcr_autrercr.csv (où ## est le numéro de la base projet, un nombre à deux chiffres entre 00 et 99) 2</text:span><text:span text:style-name="T9">2</text:span><text:span text:style-name="T14"> listes types sont disponibles :</text:span></text:p>
      <table:table table:name="Tableau2" table:style-name="Tableau2">
        <table:table-column table:style-name="Tableau2.A"/>
        <table:table-column table:style-name="Tableau2.B"/>
        <table:table-header-rows>
          <table:table-row>
            <table:table-cell table:style-name="Tableau2.A1" office:value-type="string">
              <text:p text:style-name="P50">« typedeliste »</text:p>
            </table:table-cell>
            <table:table-cell table:style-name="Tableau2.B1" office:value-type="string">
              <text:p text:style-name="P51">signification</text:p>
            </table:table-cell>
          </table:table-row>
        </table:table-header-rows>
        <table:table-row>
          <table:table-cell table:style-name="Tableau2.A2" office:value-type="string">
            <text:p text:style-name="P48">rk</text:p>
          </table:table-cell>
          <table:table-cell table:style-name="Tableau2.B2" office:value-type="string">
            <text:p text:style-name="P62">Positionnements</text:p>
          </table:table-cell>
        </table:table-row>
        <table:table-row>
          <table:table-cell table:style-name="Tableau2.A2" office:value-type="string">
            <text:p text:style-name="P48">xrk</text:p>
          </table:table-cell>
          <table:table-cell table:style-name="Tableau2.B2" office:value-type="string">
            <text:p text:style-name="P63">Positionnements (<text:span text:style-name="T84">avec une autre collection</text:span>)</text:p>
          </table:table-cell>
        </table:table-row>
        <table:table-row>
          <table:table-cell table:style-name="Tableau2.A2" office:value-type="string">
            <text:p text:style-name="P48">mrk</text:p>
          </table:table-cell>
          <table:table-cell table:style-name="Tableau2.B2" office:value-type="string">
            <text:p text:style-name="P63">Positionnements modifiables</text:p>
          </table:table-cell>
        </table:table-row>
        <table:table-row>
          <table:table-cell table:style-name="Tableau2.A2" office:value-type="string">
            <text:p text:style-name="P48">arb</text:p>
          </table:table-cell>
          <table:table-cell table:style-name="Tableau2.B2" office:value-type="string">
            <text:p text:style-name="P63">Arbitrages</text:p>
          </table:table-cell>
        </table:table-row>
        <table:table-row>
          <table:table-cell table:style-name="Tableau2.A2" office:value-type="string">
            <text:p text:style-name="P48">xarb</text:p>
          </table:table-cell>
          <table:table-cell table:style-name="Tableau2.B2" office:value-type="string">
            <text:p text:style-name="P64">Arbitrages (<text:span text:style-name="T84">avec une autre collection</text:span>)</text:p>
          </table:table-cell>
        </table:table-row>
        <table:table-row>
          <table:table-cell table:style-name="Tableau2.A2" office:value-type="string">
            <text:p text:style-name="P49">arb1</text:p>
          </table:table-cell>
          <table:table-cell table:style-name="Tableau2.B2" office:value-type="string">
            <text:p text:style-name="P63">Arbitrages (rang 1)</text:p>
          </table:table-cell>
        </table:table-row>
        <table:table-row>
          <table:table-cell table:style-name="Tableau2.A2" office:value-type="string">
            <text:p text:style-name="P49">arb0</text:p>
          </table:table-cell>
          <table:table-cell table:style-name="Tableau2.B2" office:value-type="string">
            <text:p text:style-name="P63">Arbitrages (faute de rang 1)</text:p>
          </table:table-cell>
        </table:table-row>
        <table:table-row>
          <table:table-cell table:style-name="Tableau2.A2" office:value-type="string">
            <text:p text:style-name="P48">x1arb</text:p>
          </table:table-cell>
          <table:table-cell table:style-name="Tableau2.B2" office:value-type="string">
            <text:p text:style-name="P64">Arbitrages (rang 1, <text:span text:style-name="T84">avec une autre collection</text:span>)</text:p>
          </table:table-cell>
        </table:table-row>
        <table:table-row>
          <table:table-cell table:style-name="Tableau2.A2" office:value-type="string">
            <text:p text:style-name="P48">x0arb</text:p>
          </table:table-cell>
          <table:table-cell table:style-name="Tableau2.B2" office:value-type="string">
            <text:p text:style-name="P64">Arbitrages (faute de rang 1, <text:span text:style-name="T84">avec une autre collection</text:span>)</text:p>
          </table:table-cell>
        </table:table-row>
        <text:soft-page-break/>
        <table:table-row>
          <table:table-cell table:style-name="Tableau2.A2" office:value-type="string">
            <text:p text:style-name="P49">instr</text:p>
          </table:table-cell>
          <table:table-cell table:style-name="Tableau2.B2" office:value-type="string">
            <text:p text:style-name="P63">Instructions</text:p>
          </table:table-cell>
        </table:table-row>
        <table:table-row>
          <table:table-cell table:style-name="Tableau2.A2" office:value-type="string">
            <text:p text:style-name="P49">xinstr</text:p>
          </table:table-cell>
          <table:table-cell table:style-name="Tableau2.B2" office:value-type="string">
            <text:p text:style-name="P64">Instructions (<text:span text:style-name="T84">avec une autre collection</text:span>)</text:p>
          </table:table-cell>
        </table:table-row>
        <table:table-row>
          <table:table-cell table:style-name="Tableau2.A2" office:value-type="string">
            <text:p text:style-name="P49">instr1b</text:p>
          </table:table-cell>
          <table:table-cell table:style-name="Tableau2.B2" office:value-type="string">
            <text:p text:style-name="P63">Instructions (rang 1, cycle des reliés)</text:p>
          </table:table-cell>
        </table:table-row>
        <table:table-row>
          <table:table-cell table:style-name="Tableau2.A2" office:value-type="string">
            <text:p text:style-name="P49">instrxb</text:p>
          </table:table-cell>
          <table:table-cell table:style-name="Tableau2.B2" office:value-type="string">
            <text:p text:style-name="P63">Instructions (rang <text:span text:style-name="T85">≠</text:span> 1, cycle des reliés)</text:p>
          </table:table-cell>
        </table:table-row>
        <table:table-row>
          <table:table-cell table:style-name="Tableau2.A2" office:value-type="string">
            <text:p text:style-name="P49">instr1nb</text:p>
          </table:table-cell>
          <table:table-cell table:style-name="Tableau2.B2" office:value-type="string">
            <text:p text:style-name="P63">Instructions (rang 1, cycle des <text:span text:style-name="T84">non </text:span>reliés)</text:p>
          </table:table-cell>
        </table:table-row>
        <table:table-row>
          <table:table-cell table:style-name="Tableau2.A2" office:value-type="string">
            <text:p text:style-name="P49">instrxnb</text:p>
          </table:table-cell>
          <table:table-cell table:style-name="Tableau2.B2" office:value-type="string">
            <text:p text:style-name="P63">Instructions (rang <text:span text:style-name="T85">≠</text:span> 1, cycle des <text:span text:style-name="T84">non </text:span>reliés)</text:p>
          </table:table-cell>
        </table:table-row>
        <table:table-row>
          <table:table-cell table:style-name="Tableau2.A2" office:value-type="string">
            <text:p text:style-name="P49">res</text:p>
          </table:table-cell>
          <table:table-cell table:style-name="Tableau2.B2" office:value-type="string">
            <text:p text:style-name="P58">Résultantes éditables</text:p>
          </table:table-cell>
        </table:table-row>
        <table:table-row>
          <table:table-cell table:style-name="Tableau2.A2" office:value-type="string">
            <text:p text:style-name="P49">resm</text:p>
          </table:table-cell>
          <table:table-cell table:style-name="Tableau2.B2" office:value-type="string">
            <text:p text:style-name="P58">Résultantes éditables (collection mère)</text:p>
          </table:table-cell>
        </table:table-row>
        <table:table-row>
          <table:table-cell table:style-name="Tableau2.A2" office:value-type="string">
            <text:p text:style-name="P49">resnm</text:p>
          </table:table-cell>
          <table:table-cell table:style-name="Tableau2.B2" office:value-type="string">
            <text:p text:style-name="P58">Résultantes éditables (collection non mère)</text:p>
          </table:table-cell>
        </table:table-row>
        <table:table-row>
          <table:table-cell table:style-name="Tableau2.A2" office:value-type="string">
            <text:p text:style-name="P49">xmoth</text:p>
          </table:table-cell>
          <table:table-cell table:style-name="Tableau2.B2" office:value-type="string">
            <text:p text:style-name="P59">Résultantes éditables (collection mère, avec une autre collection)</text:p>
          </table:table-cell>
        </table:table-row>
        <table:table-row>
          <table:table-cell table:style-name="Tableau2.A2" office:value-type="string">
            <text:p text:style-name="P49">xnomoth</text:p>
          </table:table-cell>
          <table:table-cell table:style-name="Tableau2.B2" office:value-type="string">
            <text:p text:style-name="P59">Résultantes éditables (collection non mère, avec une autre collection)</text:p>
          </table:table-cell>
        </table:table-row>
        <table:table-row>
          <table:table-cell table:style-name="Tableau2.A2" office:value-type="string">
            <text:p text:style-name="P49">excl</text:p>
          </table:table-cell>
          <table:table-cell table:style-name="Tableau2.B2" office:value-type="string">
            <text:p text:style-name="P58">Collections exclues</text:p>
          </table:table-cell>
        </table:table-row>
        <table:table-row>
          <table:table-cell table:style-name="Tableau2.A2" office:value-type="string">
            <text:p text:style-name="P49">faulty</text:p>
          </table:table-cell>
          <table:table-cell table:style-name="Tableau2.B2" office:value-type="string">
            <text:p text:style-name="P57">Fiches erronnées</text:p>
          </table:table-cell>
        </table:table-row>
      </table:table>
      <text:p text:style-name="P67"><text:tab/></text:p>
      <text:p text:style-name="P67"><text:tab/><text:span text:style-name="T8">I</text:span>l peut arriver que la liste ne puisse être calculée entièrement ; cette information est clairement indiquée en fin de fichier : (ATTENTION : LISTE INCOMPLETE)</text:p>
      <text:p text:style-name="P67"><text:tab/><text:span text:style-name="T8">Si la requête est trop volumineuse, le serveur retournera un code d’erreur.</text:span></text:p>
      <text:p text:style-name="P39"/>
      <text:p text:style-name="P11"/>
      <text:list xml:id="list105323229831689" text:continue-numbering="true" text:style-name="WWNum1">
        <text:list-item>
          <text:p text:style-name="P81"><text:bookmark-start text:name="__RefHeading___Toc1693_401600443"/>Module de recherche croisée<text:bookmark-end text:name="__RefHeading___Toc1693_401600443"/></text:p>
        </text:list-item>
      </text:list>
      <text:p text:style-name="P29"/>
      <text:p text:style-name="P29"><text:tab/><text:span text:style-name="T94">Lien « recherche » dispnible dans le bandeau d’entête. Permet de connaître la situation d’une ressource (ppn) pour une bibliothèque donnée avec rebond possible sur les actions possibles ou attendues.</text:span></text:p>
      <text:p text:style-name="P29"><text:soft-page-break/></text:p>
      <text:list xml:id="list105321915664854" text:continue-numbering="true" text:style-name="WWNum1">
        <text:list-item>
          <text:p text:style-name="P81"><text:bookmark-start text:name="__RefHeading___Toc1695_401600443"/>Indicateurs<text:bookmark-end text:name="__RefHeading___Toc1695_401600443"/></text:p>
        </text:list-item>
      </text:list>
      <text:p text:style-name="P11"/>
      <text:p text:style-name="P11"><text:tab/>Un tableau de bord est disponible <text:span text:style-name="T53">depuis la page d’accueil. L</text:span>a lecture des indicateurs <text:span text:style-name="T93">est</text:span> <text:span text:style-name="T93">évidente.</text:span></text:p>
      <text:p text:style-name="P11"/>
      <text:list xml:id="list105322288369069" text:continue-numbering="true" text:style-name="WWNum1">
        <text:list-item>
          <text:p text:style-name="P81"><text:bookmark-start text:name="__RefHeading___Toc1697_401600443"/>Contrôles<text:bookmark-end text:name="__RefHeading___Toc1697_401600443"/></text:p>
        </text:list-item>
      </text:list>
      <text:p text:style-name="P9">Les actions intempestives appelées directement par l’url sont rejetées.</text:p>
      <text:list xml:id="list105323332817037" text:continue-numbering="true" text:style-name="WWNum1">
        <text:list-item>
          <text:p text:style-name="P81"><text:bookmark-start text:name="__RefHeading___Toc1699_401600443"/>Sécurité<text:bookmark-end text:name="__RefHeading___Toc1699_401600443"/></text:p>
        </text:list-item>
      </text:list>
      <text:p text:style-name="P9">Toutes les actions impliquant des manipulations de données dans la base sont soumises à authentification.</text:p>
      <text:list xml:id="list105323446129136" text:continue-numbering="true" text:style-name="WWNum1">
        <text:list-item>
          <text:p text:style-name="P81"><text:bookmark-start text:name="__RefHeading___Toc1701_401600443"/>Authentification<text:bookmark-end text:name="__RefHeading___Toc1701_401600443"/></text:p>
        </text:list-item>
      </text:list>
      <text:p text:style-name="P40">La création du mot de passe s’effectue en cliquant sur le lien de gestion du mot de passe situé en page d’accueil. Idem en cas de perte ou de modification.</text:p>
      <text:p text:style-name="P10">Django fournit un système de stockage de mots de passe <text:span text:style-name="T83">à la fois </text:span>souple et <text:span text:style-name="T83">puissant (</text:span>PBKDF2 par défaut<text:span text:style-name="T83">) :</text:span></text:p>
      <text:p text:style-name="P10"><text:a xlink:type="simple" xlink:href="https://docs.djangoproject.com/en/2.2/topics/auth/passwords/" text:style-name="Internet_20_link" text:visited-style-name="Visited_20_Internet_20_Link"><text:span text:style-name="T83">https://docs.djangoproject.com/en/2.2/topics/auth/passwords/</text:span></text:a></text:p>
      <text:p text:style-name="P9">L’authentification est requise automatiquement pour toute action sensible (modifications des données de la base) Un contrôle est effectué sur l’adresse mail (l’email de l’utilisateur et l’email du correspondant pour la bibliothèque doivent être les mêmes) <text:span text:style-name="T34">Lorsque le contrôle est négatif, l’utilisateur est réorienté vers la page d’accueil générale.</text:span></text:p>
      <text:p text:style-name="P9">En dehors de cela, l’authentification n’est pas nécessaire ; <text:span text:style-name="T10">elle est toutefois possible : Dans ce cas, l’utilisateur aboutira </text:span><text:span text:style-name="T7">directement </text:span><text:span text:style-name="T10">à la page d’accueil </text:span><text:span text:style-name="T7">du projet</text:span><text:span text:style-name="T10"> </text:span><text:span text:style-name="T7">correspondant à son identifiant</text:span><text:span text:style-name="T10"> <text:s/>(Si l’utilisateur est un administrateur, il </text:span><text:span text:style-name="T7">restera sur la page courante</text:span><text:span text:style-name="T10">).</text:span></text:p>
      <text:p text:style-name="P11"/>
      <text:list xml:id="list105322195016081" text:continue-numbering="true" text:style-name="WWNum1">
        <text:list-item>
          <text:p text:style-name="P81"><text:bookmark-start text:name="__RefHeading___Toc1703_401600443"/>Utilisateurs et groupes<text:bookmark-end text:name="__RefHeading___Toc1703_401600443"/></text:p>
        </text:list-item>
      </text:list>
      <text:p text:style-name="P11"/>
      <text:p text:style-name="P33">Il y a <text:span text:style-name="T89">4</text:span> <text:span text:style-name="T89">types</text:span> d’utilisateurs :</text:p>
      <text:p text:style-name="P33"/>
      <text:list xml:id="list105323655781001" text:continue-list="list105322517794269" text:style-name="WWNum2">
        <text:list-item>
          <text:p text:style-name="P87">Extérieurs<text:span text:style-name="T89"> : Donne droit à toute édition simple (Toutefois l’enregistrement préalable de l’utilisateur et son authentification sont </text:span><text:soft-page-break/><text:span text:style-name="T89">nécessaires si le mode d’édition privé est activé ; ce qui n’est pas le cas si ce mode est désactivé) <text:s/></text:span></text:p>
        </text:list-item>
        <text:list-item text:start-value="1">
          <text:p text:style-name="P88">Utilisateurs principaux (dont le validateur = « checker » n’est qu’un cas particulier, reconnu par son nom dans le code) <text:span text:style-name="T73">= Contacts dans les bibliothèques : Authentification requise pour travailler à l’instruction des résultantes. Il peut y avoir </text:span><text:span text:style-name="T107">jusqu’à </text:span><text:span text:style-name="T73">trois contacts par bibliothèque (idem pour checker)</text:span><text:span text:style-name="T73"><text:note text:id="ftn7" text:note-class="footnote"><text:note-citation>7</text:note-citation><text:note-body><text:p text:style-name="Footnote"><text:s/><text:span text:style-name="T107">Au-delà de trois correspondants par bibliothèque, utiliser une </text:span><text:span text:style-name="T109">liste de diffusion</text:span><text:span text:style-name="T107">.</text:span></text:p></text:note-body></text:note></text:span><text:span text:style-name="T73"> Cette possibilité peut être exploitée de diverses manières utiles pour répartir le travail, par exemple entre libre-accès et magasin ou selon la parité du dernier chiffre du ppn (si 2 contacts) ou multiple de trois, pair et autre (si 3 contacts) ... </text:span></text:p>
        </text:list-item>
        <text:list-item>
          <text:p text:style-name="P89">Administrateur<text:span text:style-name="T89">s</text:span> de <text:span text:style-name="T109">la base de données du projet (ou par ellipse administrateur de projet) : </text:span><text:span text:style-name="T89">authentification requise ; </text:span><text:span text:style-name="T109">d</text:span><text:span text:style-name="T89">onne droit à administrer l’</text:span><text:span text:style-name="T109">ensemble d</text:span><text:span text:style-name="T89">es </text:span><text:span text:style-name="T109">données de la base de données</text:span><text:span text:style-name="T107"> du projet. </text:span><text:span text:style-name="T109">Le nombre d’administrateur n’est pas limité ; le partage du travail pourra être scindé entre deux administrateurs dont l’un pourra par exemple s’occuper des données du données et paramètres du projet à l’exception des corrections d’instructions et l’autre du reste </text:span><text:span text:style-name="T112">(cf. point suivant pour le détail des rôles)</text:span></text:p>
        </text:list-item>
        <text:list-item>
          <text:p text:style-name="P90">Administrateur du site <text:span text:style-name="T89">(authentification requise) : Donne droit à </text:span><text:span text:style-name="T110">lire, voire </text:span><text:span text:style-name="T89">modifier les données communes dans la base principale (eplouribousse.db) : </text:span><text:span text:style-name="T110">Le mail du webmaster </text:span><text:span text:style-name="T89"><text:note text:id="ftn8" text:note-class="footnote"><text:note-citation>8</text:note-citation><text:note-body><text:p text:style-name="Footnote"><text:s/><text:span text:style-name="T17">Dans le cas où on souhaite avoir plusieurs webmasters, renseigner une </text:span><text:span text:style-name="T111">l</text:span><text:span text:style-name="T17">iste de diffusion.</text:span></text:p></text:note-body></text:note></text:span><text:span text:style-name="T89"><text:s/></text:span><text:span text:style-name="T110"><text:s/>figure dans le second enregistrement de la table epl_replymail de la base principale (eplouribousse.db) après le mail générique de type noreply@</text:span></text:p>
        </text:list-item>
      </text:list>
      <text:p text:style-name="P27"/>
      <text:list xml:id="list105323342755340" text:continue-list="list105322195016081" text:style-name="WWNum1">
        <text:list-item>
          <text:p text:style-name="P83"><text:bookmark-start text:name="__RefHeading___Toc1754_1249066714"/>Rôle<text:span text:style-name="T90">s</text:span> de<text:span text:style-name="T112">s </text:span>administrateur<text:span text:style-name="T112">s</text:span> d<text:span text:style-name="T108">e projet </text:span><text:span text:style-name="T112">(= administrateurs de la base de données du projet)</text:span><text:bookmark-end text:name="__RefHeading___Toc1754_1249066714"/></text:p>
        </text:list-item>
      </text:list>
      <text:p text:style-name="P68"><text:tab/>C’<text:span text:style-name="T108">est </text:span><text:span text:style-name="T112">d’eux </text:span><text:span text:style-name="T108">qu</text:span><text:span text:style-name="T112">e relèvent :</text:span></text:p>
      <text:list xml:id="list3863505316" text:style-name="L2">
        <text:list-item>
          <text:p text:style-name="P94"><text:span text:style-name="T108">la gestion des </text:span><text:span text:style-name="T112">réglages </text:span><text:span text:style-name="T108">du projet : Exclusions, bibliothèques, administrateurs, utilisateurs, alertes, mode d’édition, intitulé, résumé, date d’extraction</text:span></text:p>
        </text:list-item>
        <text:list-item>
          <text:p text:style-name="P92"><text:span text:style-name="T112">l</text:span><text:span text:style-name="T108">a correction d</text:span><text:span text:style-name="T90">es enregistrements </text:span><text:span text:style-name="T112">(instructions et rattachements)</text:span><text:span text:style-name="T90"> liés à un défaut signalé par le ‘checker’</text:span></text:p>
        </text:list-item>
      </text:list>
      <text:list xml:id="list332520639" text:style-name="L3">
        <text:list-header>
          <text:p text:style-name="P95"/>
          <text:p text:style-name="P95">(Ces deux rôles pourront être partagés entre deux administrateurs) <text:note text:id="ftn9" text:note-class="footnote"><text:note-citation>9</text:note-citation><text:note-body><text:p text:style-name="Footnote"><text:s/><text:span text:style-name="T112">NB : Les messages envoyés aux administrateurs du projet le sont sans distinction de ces deux rôles (il s’agit d’un partage non géré dans le code)</text:span></text:p></text:note-body></text:note></text:p>
          <text:p text:style-name="P95"/>
          <text:p text:style-name="P95">Détaillons ici ces deux rôles :</text:p>
        </text:list-header>
      </text:list>
      <text:list xml:id="list1444244065" text:style-name="L4">
        <text:list-item>
          <text:p text:style-name="P96"><text:span text:style-name="T108">gestion des </text:span>réglages <text:span text:style-name="T108">du projet :</text:span></text:p>
          <text:p text:style-name="P107"><text:soft-page-break/><text:span text:style-name="T59">L’</text:span><text:span text:style-name="T54">accès à l’administration des </text:span><text:span text:style-name="T65">paramètres du</text:span><text:span text:style-name="T54"> projet se fait à partir du lien ad-hoc situé en page d’accueil du projet : </text:span><text:span text:style-name="T60">Les fonctionnalités sont évidentes et ne nécessitent pas d’explications particulières.</text:span></text:p>
          <text:p text:style-name="P108">Trois choses à détailler toutefois : Les différents cas d’alerte, l’activation du mode d’édition privé et les modifications suite à un défaut signalé par le ‘checker’ :</text:p>
          <text:p text:style-name="P110"><text:span text:style-name="T114">A. </text:span>Les différentes alertes (table epl_proj_setting) :</text:p>
          <text:p text:style-name="P112">Les alertes sont paramétrables à deux niveaux :</text:p>
          <text:p text:style-name="P112">- au niveau du projet par l’administrateur du projet : <text:span text:style-name="T119">ce réglage est un réglage cadre pour le niveau suivant (niveau utilisateur, voir ci-après). U</text:span>n nouveau réglage<text:note text:id="ftn10" text:note-class="footnote"><text:note-citation>10</text:note-citation><text:note-body><text:p text:style-name="Footnote"><text:s/><text:span text:style-name="T115">La modification du mode d’édition (privé/publique, </text:span><text:span text:style-name="T116">cf. B.</text:span><text:span text:style-name="T115">) aura le même effet.</text:span></text:p></text:note-body></text:note> <text:span text:style-name="T119">au </text:span><text:span text:style-name="T117">niveau </text:span><text:span text:style-name="T119">du projet </text:span>réinitialise les réglages éventuels modifiés précédemment <text:span text:style-name="T117">au niveau d</text:span>es utilisateurs eux-mêmes. <text:span text:style-name="T119">Recommandation : activez l’ensemble des alertes à ce niveau.</text:span></text:p>
          <text:p text:style-name="P112">- <text:span text:style-name="T117">au niveau de l’utilisateur : ces modifications par l’utilisateur lui-même ne sont possibles que dans le ca</text:span><text:span text:style-name="T120">dre défini au niveau précédent</text:span><text:span text:style-name="T117"> (autrement dit, l’utilisateur peut décocher une alerte prédéfinie au niveau du projet ou restaurer celle-ci s’il l’avait précédemment décoch</text:span><text:span text:style-name="T120">ée</text:span><text:span text:style-name="T117">. Le choix offert n’</text:span><text:span text:style-name="T118">autorise </text:span><text:span text:style-name="T117">pas d’activer une alerte non activé</text:span><text:span text:style-name="T118">e</text:span><text:span text:style-name="T117"> au niveau du projet)</text:span></text:p>
          <text:list>
            <text:list-header>
              <text:p text:style-name="P115"><text:span text:style-name="T61">Positionnement : </text:span><text:span text:style-name="T66">si l’alerte correspondante est activée, l</text:span><text:span text:style-name="T61">es instructeurs des bibliothèques n’ayant pas encore positionné leur collection recevront une alerte chaque fois qu’un positionnement sera pris pour </text:span><text:span text:style-name="T62">une autre collection de même</text:span><text:span text:style-name="T61"> ppn, </text:span><text:span text:style-name="T32">exclusions </text:span><text:span text:style-name="T33">non </text:span><text:span text:style-name="T32">comprises</text:span><text:span text:style-name="T63">. </text:span><text:span text:style-name="T67">C</text:span><text:span text:style-name="T63">ela peut donc survenir plusieurs fois </text:span><text:span text:style-name="T67">(cas de triplons et plus).</text:span></text:p>
              <text:p text:style-name="P111"><text:span text:style-name="T104">Arbitrage :</text:span> <text:span text:style-name="T119">si l’alerte correspondante est activée, l</text:span>es instructeurs des bibliothèques c<text:span text:style-name="T105">oncernées</text:span> recevront une alerte chaque fois qu’un <text:span text:style-name="T105">arbitrage sera relevé à l’occasion d’un nouveau positionnement (cela peut donc survenir plusieurs fois) ; les instructeurs de toutes les bibliothèques, y compris de celles dont la collection a éventuellement été exclue dans le cas où aucune bibliothèque n’a positionné sa collection au rang 1 ; les instructeurs des bibliothèques <text:s/>ayant positionné leur collection au rang 1 dans le cas ou ce rang est revendiqué plusieurs fois.</text:span></text:p>
              <text:p text:style-name="P113">Instruction : <text:span text:style-name="T119">si l’alerte correspondante est activée, l</text:span>es instructeurs reçoivent une alerte leur indiquant que leur tour est venu d’instruire la collection résultante.</text:p>
              <text:p text:style-name="P113"><text:soft-page-break/>Résultante : <text:span text:style-name="T119">l</text:span>orsqu’une fiche est complète <text:span text:style-name="T119">et si l’alerte correspondante est activée, </text:span>les instructeurs des bibliothèques ayant contribué à la résultante reçoivent un avis leur indiquant que la fiche de résultante est disponible.</text:p>
              <text:p text:style-name="P114">NB : Dans chaque cas, un lien cliquable renvoie directement l’instructeur à l’action considérée.</text:p>
            </text:list-header>
          </text:list>
          <text:p text:style-name="P109"><text:span text:style-name="T114">B. </text:span>Mode d’édition : Si le mode d’édition restreint est activé, l’administrateur de la base projet doit renseigner les utilisateurs autorisés. <text:span text:style-name="T31">Attention </text:span><text:span text:style-name="T5">: Le passage du mode d’édition restreint (= privé) au mode d’édition public occasionne la suppression des utilisateurs autorisés (sauf s’ils ont un autre rôle actif bien entendu)</text:span></text:p>
        </text:list-item>
        <text:list-item>
          <text:p text:style-name="P93"><text:span text:style-name="T108">correction d</text:span><text:span text:style-name="T90">es enregistrements </text:span><text:span text:style-name="T112">(instructions et rattachements)</text:span></text:p>
        </text:list-item>
      </text:list>
      <text:p text:style-name="P6"><text:tab/>L<text:span text:style-name="T113">e ou les </text:span>administrateur<text:span text:style-name="T113">s</text:span> de la base <text:span text:style-name="T113">sont </text:span>alerté<text:span text:style-name="T113">s</text:span> par mail automatiquement <text:span text:style-name="T69">quand</text:span> une incohérence <text:span text:style-name="T69">est signalée </text:span>dans la fiche d’instruction.</text:p>
      <text:p text:style-name="P7"><text:tab/><text:span text:style-name="T72">L</text:span>’administrateur de la base devra modifier les enregistrements incriminés <text:span text:style-name="T16">depuis la page de type (host)/current_status/ppn/rcr accessible <text:s/>en tant que telle et également depuis plusieurs pages indiquant ce lien (indicateurs, recherche croisée) :</text:span></text:p>
      <text:p text:style-name="P7"><text:tab/>Pour une ressource considérée (un sid) il rep<text:span text:style-name="T69">é</text:span>rera les enregistrements instructions concernés, <text:span text:style-name="T69">identifiera l’</text:span>anomalie et effectuera les corrections nécessaires en suivant récursivement le traitement.</text:p>
      <text:p text:style-name="P7"><text:tab/>Ceci fait, il lui sera possible d’attribuer les nouveaux statuts aux enregistrements de rattachement (modèle : ItemRecord) et les passera de statut =6 à statut = 0, 1, 2, 3 ou 4 selon les considérations suivantes :</text:p>
      <text:p text:style-name="P7">S’il n’y a pas encore d’instruction admin, les statuts possibles ne peuvent être que 0, 1 ou 2.</text:p>
      <text:p text:style-name="P7">S’il y a déjà une ligne d’instruction admin, les statuts possibles ne peuvent être que 2, 3 ou 4.</text:p>
      <text:p text:style-name="P7"/>
      <text:list xml:id="list105323548530540" text:continue-list="list105323655781001" text:style-name="WWNum2">
        <text:list-header>
          <text:p text:style-name="P91">0 : état initial (ce n’est pas encore au tour de la bibliothèque d’instruire)</text:p>
          <text:p text:style-name="P91">1 : éléments reliés à instruire</text:p>
          <text:p text:style-name="P91">2 : éléments reliés instruits</text:p>
          <text:p text:style-name="P91">3 : éléments non reliés à instruire</text:p>
          <text:p text:style-name="P91">4 : éléments non reliés instruits</text:p>
        </text:list-header>
      </text:list>
      <text:p text:style-name="P8"><text:span text:style-name="T37"><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6"><text:soft-page-break/><text:tab/>Pour information, le statut 5 est attribué à l’ensemble des enregistrements de rattachement dès visa de conformité à la fin du cycle d’instruction des éléments non reliés.</text:p>
      <text:p text:style-name="P6"><text:tab/><text:span text:style-name="T95">En cas de doute, le plus simple est encore de réinitialiser la fiche (retour au début de la phase courante avec calcul automatique des statuts) </text:span></text:p>
      <text:p text:style-name="P69"><text:span text:style-name="T60"><text:tab/></text:span><text:span text:style-name="T56">Ce travail de correction est facilité si l’administrateur de la base </text:span><text:span text:style-name="T58">projet </text:span><text:span text:style-name="T56">passe par </text:span><text:span text:style-name="T57">l’outil de supervision ou par </text:span><text:span text:style-name="T56">l’outil de recherche croisée :</text:span></text:p>
      <text:p text:style-name="P6"/>
      <text:p text:style-name="P6"><draw:frame draw:style-name="fr1" draw:name="Image35" text:anchor-type="paragraph" svg:width="14.753cm" svg:height="7.1cm" draw:z-index="15"><draw:image xlink:href="Pictures/10000000000007800000039CE1395B8FD8F5CFD2.png" xlink:type="simple" xlink:show="embed" xlink:actuate="onLoad" draw:mime-type="image/png"/></draw:frame></text:p>
      <text:list xml:id="list105323089496828" text:continue-list="list105323342755340" text:style-name="WWNum1">
        <text:list-item>
          <text:p text:style-name="P84"><text:bookmark-start text:name="__RefHeading___Toc1707_401600443"/>Rôle de l’administrateur général de l’instance <text:span text:style-name="T103">(webmaster)</text:span> :<text:bookmark-end text:name="__RefHeading___Toc1707_401600443"/></text:p>
        </text:list-item>
      </text:list>
      <text:p text:style-name="P53"><text:tab/></text:p>
      <text:p text:style-name="P53"><text:tab/><text:span text:style-name="T98">Il renseigne l’adresse générique de type replymail@ et l’adresse du gestionnaire de site (pour transmette le flambeau à un autre le cas échéant)</text:span></text:p>
      <text:p text:style-name="P53"><text:tab/><text:span text:style-name="T98">L’administrateur général peut obtenir une extraction csv générale de l’ensemble des utilisateurs, ceci à des fins de vérification et de contacts éventuels avec ceux-ci.</text:span></text:p>
      <text:p text:style-name="P53"><draw:frame draw:style-name="fr1" draw:name="Image36" text:anchor-type="paragraph" svg:width="14.732cm" svg:height="7.089cm" draw:z-index="16"><draw:image xlink:href="Pictures/10000000000007800000039C0C58EE07DB344319.png" xlink:type="simple" xlink:show="embed" xlink:actuate="onLoad" draw:mime-type="image/png"/></draw:frame><text:soft-page-break/></text:p>
      <text:p text:style-name="P53"/>
      <text:list xml:id="list105321753923539" text:continue-numbering="true" text:style-name="WWNum1">
        <text:list-item>
          <text:p text:style-name="P81"><text:bookmark-start text:name="__RefHeading___Toc1709_401600443"/>Réglages de<text:span text:style-name="T91">s</text:span> base<text:span text:style-name="T91">s</text:span> de données <text:span text:style-name="T15">(</text:span><text:span text:style-name="T23">important</text:span><text:span text:style-name="T15">) :</text:span><text:bookmark-end text:name="__RefHeading___Toc1709_401600443"/></text:p>
        </text:list-item>
      </text:list>
      <text:p text:style-name="P52"/>
      <text:p text:style-name="P30"><text:span text:style-name="T70"><text:tab/></text:span><text:span text:style-name="T71">La population des bases de données doit être réalisées à l’aide d’un utilitaire de manipulation de bases de données (nous recommandons </text:span><text:bookmark text:name="db-browser-for-sqlite"/>DB Browser for SQLite, <text:span text:style-name="T96">simple et efficace permettant l’import de tables complètes à partir de fichiers csv : </text:span><text:a xlink:type="simple" xlink:href="https://sqlitebrowser.org/" text:style-name="Internet_20_link" text:visited-style-name="Visited_20_Internet_20_Link"><text:span text:style-name="T96">https://sqlitebrowser.org/</text:span></text:a><text:span text:style-name="T96"> )</text:span></text:p>
      <text:p text:style-name="P30"><text:tab/><text:span text:style-name="T97">La base de données principale (eplouribousse.db ne contient qu’une table propre à l’application (epl_replymail) (Les autres tables sont celles de Django)</text:span></text:p>
      <text:p text:style-name="P31"><text:tab/><text:span text:style-name="T97">Les tables propres à chaque projet sont situées dans les bases projets ; il y en a 9 : epl_bddadmin, epl_exclusion, epl_feature, epl_instruction, epl_itemrecord, epl_library, epl_proj_setting, epl_project, epl_utilisateur. Toutes ces tables, à l’exclusion de epl_feature (qui est une table système) peuvent être gérées à partir de l’interface d’administration du projet par les administrateurs de projet.</text:span></text:p>
      <text:p text:style-name="P54">Il est conseillé de tout renseigner à 1 l’enregistrement unique de la table <text:s/><text:span text:style-name="T97">epl_proj_setting.</text:span></text:p>
      <text:p text:style-name="P31"><text:tab/><text:span text:style-name="T100">Pour la mise en place de cette base, un exemplaire est fourni qui peut servir à élaborer votre propre base ; cet exemplaire est disponible à la racine du dépôt et porte le nom ##.txt (## est à remplacer par le numéro à deux chiffres de votre projet et .txt est à remplacer par .db)</text:span></text:p>
      <text:p text:style-name="P44"/>
      <text:p text:style-name="P44"><text:tab/>Lors de la mise en place de la <text:span text:style-name="T35">base de données </text:span><text:span text:style-name="T36">projet</text:span>, voici ce à quoi il faut penser :</text:p>
      <text:list xml:id="list616040203" text:style-name="L5">
        <text:list-item>
          <text:p text:style-name="P97">Pour la table des rattachements, dans le champs « période de publication » supprimer tout ce qui est superflu (seules les dates de début et de fin sont pertinentes)</text:p>
        </text:list-item>
        <text:list-item>
          <text:p text:style-name="P99"><text:soft-page-break/>Les motifs d’exclusion dans la table « epl_exclusion » (l’exclusion « autre (commenter) » ne doit pas à être renseignée ; elle est prévue dans le code)</text:p>
        </text:list-item>
        <text:list-item>
          <text:p text:style-name="P100">Renseigner le nom du projet dans la table « epl_project »</text:p>
        </text:list-item>
        <text:list-item>
          <text:p text:style-name="P99">Renseigner la table « epl_bddadmin » avec le nom et le mail du ou des administrateurs de la base de données</text:p>
        </text:list-item>
        <text:list-item>
          <text:p text:style-name="P101">Renseigner les bibliothèques participantes dans « epl_library »</text:p>
        </text:list-item>
        <text:list-item>
          <text:p text:style-name="P102">Renseigner la table utilisateurs qui doit recenser l’ensemble des correspondants dans les bibliothèques (y compris ‘checker’) l’ensemble des administrateurs ; <text:span text:style-name="T24">attention </text:span>: <text:span text:style-name="T29">le m</text:span><text:span text:style-name="T22">ail, comme l’identifiant doivent être uniques tous les deux, </text:span><text:span text:style-name="T29">autrement dit, si un même utilisateur a différents rôles dans un même projet, il ne doit être enregistré qu’</text:span><text:span text:style-name="T30">une seule fois avec </text:span><text:span text:style-name="T29">un seul couple (mail, identifiant) et c’est son rôle le plus permissif qui prévaudra</text:span><text:span text:style-name="T22">. L’identifiant doit en outre avoir pour suffixe @## où ## est le code à deux chiffres correspondant au numéro de la base projet</text:span><text:span text:style-name="T54">.</text:span></text:p>
          <text:p text:style-name="P103"/>
        </text:list-item>
      </text:list>
      <text:p text:style-name="P38">S’agissant de la base de données principale (eplouribousse.db) :</text:p>
      <text:list xml:id="list105322281552107" text:continue-numbering="true" text:style-name="L5">
        <text:list-item>
          <text:p text:style-name="P98"><text:span text:style-name="T113">I</text:span>ndiquer une adresse <text:span text:style-name="T15">mail de type no-reply@ et une adresse de webmaster i.e. administrateur du site : Respectivement en premier et deuxième enregistrements de la table « epl_replymail ».</text:span></text:p>
        </text:list-item>
        <text:list-item>
          <text:p text:style-name="P104">Le(s) seul(s) enregistrement(s) nécessaire(s) au départ pour la table « user » est/sont celui/ceux du/des «superuser » (statut is_superuser =1) Pour le reste la base de donnée principale se peuple et synchronise automatiquement lors de l’accès à l’une des trois pages suivantes :</text:p>
          <text:list>
            <text:list-item>
              <text:p text:style-name="P104">page d’accueil générale (vue selectbdd)</text:p>
            </text:list-item>
            <text:list-item>
              <text:p text:style-name="P104">page d’accueil de n’importe quel projet (vue home)</text:p>
            </text:list-item>
            <text:list-item>
              <text:p text:style-name="P105">page d’administration générale (vue globadm)</text:p>
              <text:p text:style-name="P106">ou lors de la création de nouveaux utilisateurs (vues admins_adm <text:s/>et lib_adm)</text:p>
            </text:list-item>
          </text:list>
        </text:list-item>
      </text:list>
      <text:p text:style-name="P56"/>
      <text:list xml:id="list105323267148249" text:continue-list="list105321753923539" text:style-name="WWNum1">
        <text:list-item>
          <text:p text:style-name="P81"><text:bookmark-start text:name="__RefHeading___Toc1711_401600443"/>Langues<text:bookmark-end text:name="__RefHeading___Toc1711_401600443"/></text:p>
        </text:list-item>
      </text:list>
      <text:p text:style-name="P9">L’application utilise gettext pour la traduction dans d’autres langues. Le français est la langue d’origine.</text:p>
      <text:p text:style-name="P9">Deux autres langues sont proposées actuellement à titre expérimental ; l’anglais et l’allemand.</text:p>
      <text:p text:style-name="P9">L’extension à d’autres langues est assez simple puisqu’il repose sur la fourniture de fichiers classiques d’extension .po facilement compréhensibles par les traducteurs. Ces fichiers sont compilés par une simple ligne de commande (fichiers <text:span text:style-name="T53">binaires</text:span> en .mo)</text:p>
      <text:p text:style-name="P9"><text:soft-page-break/>Le changement de langue est accessible à partir d’un lien en page d’accueil <text:span text:style-name="T53">(Pour l’instant, l’anglais et l’allemand sont disponibles en mode expérimenta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style: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Horizontal_20_Line" style:display-name="Horizontal Line" style:family="paragraph" style:parent-style-name="Standard" style:class="html"/>
    <style:style style:name="Table_20_Heading" style:display-name="Table Heading" style:family="paragraph" style:parent-style-name="Table_20_Contents" style:class="extra"/>
    <style:style style:name="Heading_20_1" style:display-name="Heading 1" style:family="paragraph" style:parent-style-name="Heading" style:list-style-name="WWNum1" style:class="text"/>
    <style:style style:name="Index_20_Heading" style:display-name="Index Heading" style:family="paragraph" style:parent-style-name="Heading"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T1" style:family="text">
      <style:text-properties officeooo:rsid="010f8fd5"/>
    </style:style>
    <style:style style:name="MT2" style:family="text">
      <style:text-properties officeooo:rsid="0111e529"/>
    </style:style>
    <style:style style:name="MT3" style:family="text">
      <style:text-properties officeooo:rsid="00f1d94d"/>
    </style:style>
    <style:style style:name="MT4" style:family="text">
      <style:text-properties officeooo:rsid="00f5a08b"/>
    </style:style>
    <style:style style:name="MT5" style:family="text">
      <style:text-properties officeooo:rsid="0100b679"/>
    </style:style>
    <style:style style:name="MT6" style:family="text">
      <style:text-properties officeooo:rsid="00d38d30"/>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1" table:style-name="Tableau1">
          <table:table-column table:style-name="Tableau1.A"/>
          <table:table-row table:style-name="Tableau1.1">
            <table:table-cell table:style-name="Tableau1.A1" office:value-type="string">
              <text:p text:style-name="MP1">Eplouribousse - Manuel d’utilisation</text:p>
            </table:table-cell>
          </table:table-row>
        </table:table>
        <text:p text:style-name="Header"/>
      </style:header>
      <style:footer>
        <text:p text:style-name="Footer">Georges Gressot ; mise à jour : <text:span text:style-name="MT1">2</text:span><text:span text:style-name="MT2">7</text:span><text:span text:style-name="MT3">/</text:span><text:span text:style-name="MT4">0</text:span><text:span text:style-name="MT5">3</text:span><text:span text:style-name="MT3">/</text:span><text:span text:style-name="MT6">202</text:span><text:span text:style-name="MT4">3</text:span><text:tab/><text:page-number text:select-page="current">27</text:page-number>/<text:page-count>27</text:page-count></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plouribousse - Manuel d’utilisation</dc:title>
    <meta:initial-creator>GRESSOT Georges</meta:initial-creator>
    <meta:editing-cycles>275</meta:editing-cycles>
    <meta:print-date>2019-04-11T07:17:00</meta:print-date>
    <meta:creation-date>2018-04-04T11:57:00</meta:creation-date>
    <dc:date>2023-04-06T10:53:20.617735987</dc:date>
    <meta:editing-duration>P1DT45M14S</meta:editing-duration>
    <meta:generator>LibreOffice/7.3.7.2$Linux_X86_64 LibreOffice_project/30$Build-2</meta:generator>
    <meta:document-statistic meta:table-count="2" meta:image-count="19" meta:object-count="0" meta:page-count="27" meta:paragraph-count="290" meta:word-count="5601" meta:character-count="36166" meta:non-whitespace-character-count="3076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